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8 3 3 6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4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TitleCover" style:master-page-name="MP0" style:family="paragraph">
      <style:paragraph-properties fo:break-before="page" fo:border-top="0.0138in solid #000000" fo:border-left="none" fo:border-bottom="0.0138in solid #000000" fo:border-right="none" fo:padding-top="0.1388in" fo:padding-left="0in" fo:padding-bottom="0.0555in" fo:padding-right="0in" style:shadow="none" fo:text-align="center" fo:margin-top="0.25in" fo:margin-bottom="0.1666in" style:line-height-at-least="0.1666in" fo:margin-left="0in" fo:margin-right="-0.375in">
        <style:tab-stops>
          <style:tab-stop style:type="left" style:position="-0.5833in"/>
        </style:tab-stops>
      </style:paragraph-properties>
      <style:text-properties fo:font-weight="normal" style:font-weight-asian="normal" fo:font-size="36pt" style:font-size-asian="36pt" style:font-size-complex="48pt"/>
    </style:style>
    <style:style style:name="P3" style:parent-style-name="titulo" style:family="paragraph">
      <style:paragraph-properties fo:text-align="center" fo:margin-top="0.0833in"/>
      <style:text-properties fo:font-size="24pt" style:font-size-asian="24pt"/>
    </style:style>
    <style:style style:name="P4" style:parent-style-name="versao" style:family="paragraph">
      <style:paragraph-properties fo:text-align="center"/>
      <style:text-properties fo:font-style="italic" style:font-style-asian="italic" fo:font-size="11pt" style:font-size-asian="11pt" style:font-size-complex="11pt"/>
    </style:style>
    <style:style style:name="P5" style:parent-style-name="versao" style:family="paragraph">
      <style:paragraph-properties fo:text-align="center"/>
      <style:text-properties fo:font-style="italic" style:font-style-asian="italic" fo:font-size="11pt" style:font-size-asian="11pt" style:font-size-complex="11pt"/>
    </style:style>
    <style:style style:name="P6" style:parent-style-name="versao" style:family="paragraph">
      <style:paragraph-properties fo:text-align="center"/>
    </style:style>
    <style:style style:name="P7" style:parent-style-name="Standard" style:family="paragraph">
      <style:paragraph-properties fo:text-align="center"/>
    </style:style>
    <style:style style:name="T8" style:parent-style-name="Fonteparág.padrão" style:family="text">
      <style:text-properties style:font-name-complex="Arial" fo:font-weight="bold" style:font-weight-asian="bold" style:font-weight-complex="bold" fo:font-size="20pt" style:font-size-asian="20pt"/>
    </style:style>
    <style:style style:name="T9" style:parent-style-name="Fonteparág.padrão" style:family="text">
      <style:text-properties style:font-name-complex="Arial" fo:font-weight="bold" style:font-weight-asian="bold" style:font-weight-complex="bold" fo:font-style="italic" style:font-style-asian="italic" style:font-style-complex="italic" fo:color="#0000FF" fo:font-size="20pt" style:font-size-asian="20pt"/>
    </style:style>
    <style:style style:name="P10" style:parent-style-name="versao" style:family="paragraph">
      <style:paragraph-properties fo:text-align="center"/>
    </style:style>
    <style:style style:name="T11" style:parent-style-name="Fonteparág.padrão" style:family="text">
      <style:text-properties fo:font-size="16pt" style:font-size-asian="16pt" style:font-size-complex="16pt"/>
    </style:style>
    <style:style style:name="T12" style:parent-style-name="Fonteparág.padrão" style:family="text">
      <style:text-properties fo:font-style="italic" style:font-style-asian="italic" fo:font-size="16pt" style:font-size-asian="16pt" style:font-size-complex="16pt"/>
    </style:style>
    <style:style style:name="T13" style:parent-style-name="Fonteparág.padrão" style:family="text">
      <style:text-properties fo:font-style="italic" style:font-style-asian="italic" fo:color="#0000FF" fo:font-size="16pt" style:font-size-asian="16pt" style:font-size-complex="16pt"/>
    </style:style>
    <style:style style:name="T14" style:parent-style-name="Hyperlink" style:family="text">
      <style:text-properties fo:font-style="italic" style:font-style-asian="italic" fo:font-size="16pt" style:font-size-asian="16pt" style:font-size-complex="16pt"/>
    </style:style>
    <style:style style:name="T15" style:parent-style-name="Fonteparág.padrão" style:family="text">
      <style:text-properties fo:font-style="italic" style:font-style-asian="italic" fo:color="#0000FF" fo:font-size="16pt" style:font-size-asian="16pt" style:font-size-complex="16pt"/>
    </style:style>
    <style:style style:name="T16" style:parent-style-name="Fonteparág.padrão" style:family="text">
      <style:text-properties fo:font-style="italic" style:font-style-asian="italic" fo:color="#0000FF" fo:font-size="16pt" style:font-size-asian="16pt" style:font-size-complex="16pt"/>
    </style:style>
    <style:style style:name="T17" style:parent-style-name="Fonteparág.padrão" style:family="text">
      <style:text-properties fo:font-style="italic" style:font-style-asian="italic" fo:color="#0000FF" fo:font-size="16pt" style:font-size-asian="16pt" style:font-size-complex="16pt"/>
    </style:style>
    <style:style style:name="P18" style:parent-style-name="Standard" style:master-page-name="MPF1" style:family="paragraph">
      <style:paragraph-properties fo:break-before="page" fo:text-align="center"/>
      <style:text-properties fo:font-weight="bold" style:font-weight-asian="bold" fo:font-size="18pt" style:font-size-asian="18pt" style:font-size-complex="18pt"/>
    </style:style>
    <style:style style:name="P20" style:parent-style-name="Standard" style:family="paragraph">
      <style:paragraph-properties fo:text-align="center"/>
      <style:text-properties fo:font-weight="bold" style:font-weight-asian="bold" fo:font-size="18pt" style:font-size-asian="18pt" style:font-size-complex="18pt"/>
    </style:style>
    <style:style style:name="TableColumn22" style:family="table-column">
      <style:table-column-properties style:column-width="2.1319in" style:use-optimal-column-width="false"/>
    </style:style>
    <style:style style:name="TableColumn23" style:family="table-column">
      <style:table-column-properties style:column-width="2.1319in" style:use-optimal-column-width="false"/>
    </style:style>
    <style:style style:name="TableColumn24" style:family="table-column">
      <style:table-column-properties style:column-width="2.1388in" style:use-optimal-column-width="false"/>
    </style:style>
    <style:style style:name="Table21" style:family="table">
      <style:table-properties style:width="6.4027in" fo:margin-left="-0.0784in" table:align="left"/>
    </style:style>
    <style:style style:name="TableRow25" style:family="table-row">
      <style:table-row-properties style:use-optimal-row-height="false"/>
    </style:style>
    <style:style style:name="TableCell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 style:parent-style-name="Standard" style:family="paragraph">
      <style:paragraph-properties style:snap-to-layout-grid="false" fo:text-align="center"/>
      <style:text-properties fo:font-weight="bold" style:font-weight-asian="bold" style:font-size-complex="11pt"/>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style:snap-to-layout-grid="false" fo:text-align="center"/>
      <style:text-properties fo:font-weight="bold" style:font-weight-asian="bold" style:font-size-complex="11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style:snap-to-layout-grid="false" fo:text-align="center"/>
      <style:text-properties fo:font-weight="bold" style:font-weight-asian="bold" style:font-size-complex="11pt"/>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Standard" style:family="paragraph">
      <style:paragraph-properties style:snap-to-layout-grid="false" fo:text-align="center"/>
      <style:text-properties fo:font-weight="bold" style:font-weight-asian="bold" style:font-size-complex="11pt"/>
    </style:style>
    <style:style style:name="TableCell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 style:parent-style-name="Standard" style:family="paragraph">
      <style:paragraph-properties style:snap-to-layout-grid="false" fo:text-align="center"/>
      <style:text-properties fo:font-weight="bold" style:font-weight-asian="bold" style:font-size-complex="11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style:snap-to-layout-grid="false" fo:text-align="center"/>
      <style:text-properties fo:font-weight="bold" style:font-weight-asian="bold" style:font-size-complex="11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1" style:parent-style-name="Standard" style:family="paragraph">
      <style:paragraph-properties style:snap-to-layout-grid="false" fo:text-align="center"/>
      <style:text-properties fo:font-weight="bold" style:font-weight-asian="bold" style:font-size-complex="11pt"/>
    </style:style>
    <style:style style:name="TableCell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 style:parent-style-name="Standard" style:family="paragraph">
      <style:paragraph-properties style:snap-to-layout-grid="false" fo:text-align="center"/>
      <style:text-properties fo:font-weight="bold" style:font-weight-asian="bold" style:font-size-complex="11pt"/>
    </style:style>
    <style:style style:name="P44" style:parent-style-name="Standard" style:family="paragraph">
      <style:paragraph-properties style:snap-to-layout-grid="false" fo:text-align="center"/>
      <style:text-properties fo:font-weight="bold" style:font-weight-asian="bold" style:font-size-complex="11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style:snap-to-layout-grid="false" fo:text-align="center"/>
    </style:style>
    <style:style style:name="T47" style:parent-style-name="Fonteparág.padrão" style:family="text">
      <style:text-properties fo:font-weight="bold" style:font-weight-asian="bold" style:font-size-complex="11pt"/>
    </style:style>
    <style:style style:name="TableRow48" style:family="table-row">
      <style:table-row-properties style:use-optimal-row-height="false"/>
    </style:style>
    <style:style style:name="TableCell49"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50" style:parent-style-name="Standard" style:family="paragraph">
      <style:paragraph-properties style:snap-to-layout-grid="false" fo:text-align="center"/>
      <style:text-properties fo:font-weight="bold" style:font-weight-asian="bold" style:font-size-complex="11pt"/>
    </style:style>
    <style:style style:name="TableCell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 style:parent-style-name="Standard" style:family="paragraph">
      <style:paragraph-properties style:snap-to-layout-grid="false" fo:text-align="center"/>
      <style:text-properties fo:font-weight="bold" style:font-weight-asian="bold" style:font-size-complex="11pt"/>
    </style:style>
    <style:style style:name="TableCell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 style:parent-style-name="Standard" style:family="paragraph">
      <style:paragraph-properties style:snap-to-layout-grid="false" fo:text-align="center"/>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7" style:parent-style-name="Standard" style:family="paragraph">
      <style:paragraph-properties style:snap-to-layout-grid="false" fo:text-align="center"/>
      <style:text-properties fo:font-weight="bold" style:font-weight-asian="bold" style:font-size-complex="11pt"/>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Standard" style:family="paragraph">
      <style:paragraph-properties style:snap-to-layout-grid="false" fo:text-align="center"/>
      <style:text-properties fo:font-weight="bold" style:font-weight-asian="bold" style:font-size-complex="11pt"/>
    </style:style>
    <style:style style:name="P60" style:parent-style-name="Standard" style:family="paragraph">
      <style:paragraph-properties style:snap-to-layout-grid="false" fo:text-align="center"/>
      <style:text-properties fo:font-weight="bold" style:font-weight-asian="bold" style:font-size-complex="11pt"/>
    </style:style>
    <style:style style:name="P61" style:parent-style-name="Standard" style:family="paragraph">
      <style:paragraph-properties style:snap-to-layout-grid="false" fo:text-align="center"/>
      <style:text-properties fo:font-weight="bold" style:font-weight-asian="bold" style:font-size-complex="11pt"/>
    </style:style>
    <style:style style:name="TableCell6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3" style:parent-style-name="Standard" style:family="paragraph">
      <style:paragraph-properties style:snap-to-layout-grid="false" fo:text-align="center"/>
      <style:text-properties fo:font-weight="bold" style:font-weight-asian="bold" style:font-weight-complex="bold"/>
    </style:style>
    <style:style style:name="P64" style:parent-style-name="Standard" style:family="paragraph">
      <style:paragraph-properties fo:text-align="center"/>
      <style:text-properties fo:font-weight="bold" style:font-weight-asian="bold" fo:font-size="18pt" style:font-size-asian="18pt" style:font-size-complex="18pt"/>
    </style:style>
    <style:style style:name="P65" style:parent-style-name="Standard" style:family="paragraph">
      <style:paragraph-properties fo:break-before="page" fo:text-align="center"/>
      <style:text-properties fo:font-weight="bold" style:font-weight-asian="bold" fo:font-size="18pt" style:font-size-asian="18pt" style:font-size-complex="18pt"/>
    </style:style>
    <style:style style:name="P66" style:parent-style-name="Standard" style:family="paragraph">
      <style:paragraph-properties fo:text-align="start" fo:margin-left="1.477in">
        <style:tab-stops/>
      </style:paragraph-properties>
    </style:style>
    <style:style style:name="P67"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68"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69"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0"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1"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2"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3" style:parent-style-name="Standard" style:family="paragraph">
      <style:paragraph-properties fo:text-align="start" fo:margin-left="1.477in">
        <style:tab-stops/>
      </style:paragraph-properties>
      <style:text-properties fo:font-weight="bold" style:font-weight-asian="bold"/>
    </style:style>
    <style:style style:name="P74" style:parent-style-name="Standard" style:family="paragraph">
      <style:paragraph-properties fo:text-align="start" fo:margin-left="1.477in">
        <style:tab-stops/>
      </style:paragraph-properties>
    </style:style>
    <style:style style:name="T75" style:parent-style-name="Fonteparág.padrão" style:family="text">
      <style:text-properties fo:font-weight="bold" style:font-weight-asian="bold"/>
    </style:style>
    <style:style style:name="T76" style:parent-style-name="Fonteparág.padrão" style:family="text">
      <style:text-properties fo:font-weight="bold" style:font-weight-asian="bold" fo:font-style="italic" style:font-style-asian="italic"/>
    </style:style>
    <style:style style:name="T77" style:parent-style-name="Fonteparág.padrão" style:family="text">
      <style:text-properties fo:font-weight="bold" style:font-weight-asian="bold"/>
    </style:style>
    <style:style style:name="P78" style:parent-style-name="Standard" style:family="paragraph">
      <style:paragraph-properties fo:margin-left="1.477in">
        <style:tab-stops/>
      </style:paragraph-properties>
    </style:style>
    <style:style style:name="T79" style:parent-style-name="Fonteparág.padrão" style:family="text">
      <style:text-properties fo:font-style="italic" style:font-style-asian="italic"/>
    </style:style>
    <style:style style:name="T80" style:parent-style-name="Fonteparág.padrão" style:family="text">
      <style:text-properties fo:color="#0000FF"/>
    </style:style>
    <style:style style:name="T81" style:parent-style-name="Fonteparág.padrão" style:family="text">
      <style:text-properties fo:font-style="italic" style:font-style-asian="italic"/>
    </style:style>
    <style:style style:name="T82" style:parent-style-name="Fonteparág.padrão" style:family="text">
      <style:text-properties fo:color="#FF0000"/>
    </style:style>
    <style:style style:name="P83" style:parent-style-name="Standard" style:family="paragraph">
      <style:paragraph-properties fo:margin-left="1.477in">
        <style:tab-stops/>
      </style:paragraph-properties>
    </style:style>
    <style:style style:name="T84" style:parent-style-name="Fonteparág.padrão" style:family="text">
      <style:text-properties fo:font-weight="bold" style:font-weight-asian="bold"/>
    </style:style>
    <style:style style:name="T85" style:parent-style-name="Fonteparág.padrão" style:family="text">
      <style:text-properties fo:font-weight="bold" style:font-weight-asian="bold"/>
    </style:style>
    <style:style style:name="P86" style:parent-style-name="Standard" style:family="paragraph">
      <style:paragraph-properties fo:margin-left="1.477in">
        <style:tab-stops/>
      </style:paragraph-properties>
      <style:text-properties fo:color="#FF0000"/>
    </style:style>
    <style:style style:name="P87" style:parent-style-name="Standard" style:family="paragraph">
      <style:paragraph-properties fo:text-align="start" fo:margin-left="1.477in">
        <style:tab-stops/>
      </style:paragraph-properties>
    </style:style>
    <style:style style:name="P88" style:parent-style-name="Standard" style:family="paragraph">
      <style:paragraph-properties fo:text-align="start" fo:margin-left="1.477in">
        <style:tab-stops/>
      </style:paragraph-properties>
    </style:style>
    <style:style style:name="P89" style:parent-style-name="Standard" style:family="paragraph">
      <style:paragraph-properties fo:text-align="start" fo:margin-left="1.477in">
        <style:tab-stops/>
      </style:paragraph-properties>
    </style:style>
    <style:style style:name="P90" style:parent-style-name="Standard" style:family="paragraph">
      <style:paragraph-properties fo:text-align="start" fo:margin-left="1.477in">
        <style:tab-stops/>
      </style:paragraph-properties>
    </style:style>
    <style:style style:name="P91" style:parent-style-name="Standard" style:family="paragraph">
      <style:paragraph-properties fo:text-align="start" fo:margin-left="1.477in">
        <style:tab-stops/>
      </style:paragraph-properties>
    </style:style>
    <style:style style:name="P92" style:parent-style-name="Standard" style:family="paragraph">
      <style:paragraph-properties fo:text-align="start" fo:margin-left="1.477in">
        <style:tab-stops/>
      </style:paragraph-properties>
    </style:style>
    <style:style style:name="P93" style:parent-style-name="Standard" style:family="paragraph">
      <style:paragraph-properties fo:text-align="start" fo:margin-left="1.477in">
        <style:tab-stops/>
      </style:paragraph-properties>
    </style:style>
    <style:style style:name="P94" style:parent-style-name="Standard" style:family="paragraph">
      <style:paragraph-properties fo:text-align="start" fo:margin-left="1.477in">
        <style:tab-stops/>
      </style:paragraph-properties>
    </style:style>
    <style:style style:name="P95" style:parent-style-name="Standard" style:family="paragraph">
      <style:paragraph-properties fo:text-align="start" fo:margin-left="1.477in">
        <style:tab-stops/>
      </style:paragraph-properties>
    </style:style>
    <style:style style:name="P96" style:parent-style-name="Standard" style:family="paragraph">
      <style:paragraph-properties fo:text-align="start" fo:margin-left="1.477in">
        <style:tab-stops/>
      </style:paragraph-properties>
    </style:style>
    <style:style style:name="P97" style:parent-style-name="Standard" style:family="paragraph">
      <style:paragraph-properties fo:text-align="start" fo:margin-left="1.477in">
        <style:tab-stops/>
      </style:paragraph-properties>
    </style:style>
    <style:style style:name="P98" style:parent-style-name="Standard" style:family="paragraph">
      <style:paragraph-properties fo:text-align="start" fo:margin-left="1.477in">
        <style:tab-stops/>
      </style:paragraph-properties>
    </style:style>
    <style:style style:name="P99" style:parent-style-name="Standard" style:family="paragraph">
      <style:paragraph-properties fo:text-align="start" fo:margin-left="1.477in">
        <style:tab-stops/>
      </style:paragraph-properties>
    </style:style>
    <style:style style:name="P100" style:parent-style-name="Standard" style:family="paragraph">
      <style:paragraph-properties fo:text-align="start" fo:margin-left="1.477in">
        <style:tab-stops/>
      </style:paragraph-properties>
    </style:style>
    <style:style style:name="P101" style:parent-style-name="Standard" style:family="paragraph">
      <style:paragraph-properties fo:margin-left="1.477in">
        <style:tab-stops/>
      </style:paragraph-properties>
      <style:text-properties fo:font-weight="bold" style:font-weight-asian="bold" fo:color="#999999" fo:font-size="9pt" style:font-size-asian="9pt"/>
    </style:style>
    <style:style style:name="P102" style:parent-style-name="conteudo" style:master-page-name="MP2" style:family="paragraph">
      <style:paragraph-properties fo:break-before="page"/>
    </style:style>
    <style:style style:name="P103"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04"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05"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06"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07"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08" style:parent-style-name="Contents3" style:family="paragraph">
      <style:paragraph-properties>
        <style:tab-stops>
          <style:tab-stop style:type="right" style:leader-style="dotted" style:leader-text="." style:position="6.2986in"/>
        </style:tab-stops>
      </style:paragraph-properties>
    </style:style>
    <style:style style:name="P109" style:parent-style-name="Contents3" style:family="paragraph">
      <style:paragraph-properties>
        <style:tab-stops>
          <style:tab-stop style:type="right" style:leader-style="dotted" style:leader-text="." style:position="6.2986in"/>
        </style:tab-stops>
      </style:paragraph-properties>
    </style:style>
    <style:style style:name="P110"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1"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2"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3"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4" style:parent-style-name="Contents3" style:family="paragraph">
      <style:paragraph-properties>
        <style:tab-stops>
          <style:tab-stop style:type="right" style:leader-style="dotted" style:leader-text="." style:position="6.2986in"/>
        </style:tab-stops>
      </style:paragraph-properties>
    </style:style>
    <style:style style:name="P115" style:parent-style-name="Contents3" style:family="paragraph">
      <style:paragraph-properties>
        <style:tab-stops>
          <style:tab-stop style:type="right" style:leader-style="dotted" style:leader-text="." style:position="6.2986in"/>
        </style:tab-stops>
      </style:paragraph-properties>
    </style:style>
    <style:style style:name="P116"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7"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8" style:parent-style-name="Contents3" style:family="paragraph">
      <style:paragraph-properties>
        <style:tab-stops>
          <style:tab-stop style:type="right" style:leader-style="dotted" style:leader-text="." style:position="6.2986in"/>
        </style:tab-stops>
      </style:paragraph-properties>
    </style:style>
    <style:style style:name="P119" style:parent-style-name="Contents3" style:family="paragraph">
      <style:paragraph-properties>
        <style:tab-stops>
          <style:tab-stop style:type="right" style:leader-style="dotted" style:leader-text="." style:position="6.2986in"/>
        </style:tab-stops>
      </style:paragraph-properties>
    </style:style>
    <style:style style:name="P120"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1" style:parent-style-name="Contents3" style:family="paragraph">
      <style:paragraph-properties>
        <style:tab-stops>
          <style:tab-stop style:type="right" style:leader-style="dotted" style:leader-text="." style:position="6.2986in"/>
        </style:tab-stops>
      </style:paragraph-properties>
    </style:style>
    <style:style style:name="P122"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3" style:parent-style-name="Contents3" style:family="paragraph">
      <style:paragraph-properties>
        <style:tab-stops>
          <style:tab-stop style:type="right" style:leader-style="dotted" style:leader-text="." style:position="6.2986in"/>
        </style:tab-stops>
      </style:paragraph-properties>
    </style:style>
    <style:style style:name="P124"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5"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6" style:parent-style-name="Título1" style:master-page-name="MP3" style:list-style-name="Outline" style:family="paragraph">
      <style:paragraph-properties fo:break-before="page"/>
    </style:style>
    <style:style style:name="P127" style:parent-style-name="Standard" style:family="paragraph">
      <style:text-properties fo:color="#FF0000"/>
    </style:style>
    <style:style style:name="P128" style:parent-style-name="Standard" style:family="paragraph">
      <style:paragraph-properties fo:text-indent="0.5in"/>
    </style:style>
    <style:style style:name="T129" style:parent-style-name="Fonteparág.padrão" style:family="text">
      <style:text-properties fo:font-style="italic" style:font-style-asian="italic" style:font-style-complex="italic" fo:color="#0000FF"/>
    </style:style>
    <style:style style:name="P130" style:parent-style-name="Normal" style:family="paragraph">
      <style:paragraph-properties fo:text-align="justify" fo:text-indent="0.4916in"/>
    </style:style>
    <style:style style:name="T131" style:parent-style-name="Fonteparág.padrão" style:family="text">
      <style:text-properties style:font-name="Arial" style:font-name-complex="Arial" fo:font-size="11pt" style:font-size-asian="11pt" style:font-size-complex="11pt"/>
    </style:style>
    <style:style style:name="P132" style:parent-style-name="Normal" style:family="paragraph">
      <style:paragraph-properties fo:text-align="justify" fo:text-indent="0.4916in"/>
      <style:text-properties style:font-name="Arial" style:font-name-complex="Arial" fo:font-size="11pt" style:font-size-asian="11pt" style:font-size-complex="11pt"/>
    </style:style>
    <style:style style:name="P133" style:parent-style-name="Normal" style:family="paragraph">
      <style:paragraph-properties fo:text-align="justify" fo:text-indent="0.4916in"/>
      <style:text-properties style:font-name="Arial" style:font-name-complex="Arial" fo:font-size="11pt" style:font-size-asian="11pt" style:font-size-complex="11pt"/>
    </style:style>
    <style:style style:name="P134" style:parent-style-name="Normal" style:family="paragraph">
      <style:paragraph-properties fo:text-align="justify" fo:text-indent="0.4916in"/>
      <style:text-properties style:font-name="Arial" style:font-name-complex="Arial" fo:font-size="11pt" style:font-size-asian="11pt" style:font-size-complex="11pt"/>
    </style:style>
    <style:style style:name="P135" style:parent-style-name="Normal" style:family="paragraph">
      <style:paragraph-properties fo:text-align="justify" fo:text-indent="0.4916in"/>
      <style:text-properties style:font-name="Arial" style:font-name-complex="Arial" fo:font-size="11pt" style:font-size-asian="11pt" style:font-size-complex="11pt"/>
    </style:style>
    <style:style style:name="P136" style:parent-style-name="Normal" style:family="paragraph">
      <style:paragraph-properties fo:text-align="justify" fo:text-indent="0.4916in"/>
      <style:text-properties style:font-name="Arial" style:font-name-complex="Arial" fo:font-size="11pt" style:font-size-asian="11pt" style:font-size-complex="11pt"/>
    </style:style>
    <style:style style:name="P137" style:parent-style-name="Standard" style:family="paragraph">
      <style:paragraph-properties fo:text-indent="0.5in"/>
    </style:style>
    <style:style style:name="T138" style:parent-style-name="Fonteparág.padrão" style:family="text">
      <style:text-properties style:font-name-complex="Arial" style:font-size-complex="11pt"/>
    </style:style>
    <style:style style:name="T139" style:parent-style-name="Fonteparág.padrão" style:family="text">
      <style:text-properties style:font-name-complex="Arial" style:font-size-complex="11pt"/>
    </style:style>
    <style:style style:name="P140" style:parent-style-name="Standard" style:family="paragraph">
      <style:paragraph-properties fo:text-indent="0.5in"/>
    </style:style>
    <style:style style:name="P141" style:parent-style-name="Standard" style:family="paragraph">
      <style:paragraph-properties fo:text-indent="0.5in"/>
    </style:style>
    <style:style style:name="P142" style:parent-style-name="Standard" style:family="paragraph">
      <style:paragraph-properties fo:text-indent="0.5in"/>
    </style:style>
    <style:style style:name="P143" style:parent-style-name="Standard" style:family="paragraph">
      <style:paragraph-properties fo:text-indent="0.5in"/>
    </style:style>
    <style:style style:name="P144" style:parent-style-name="Standard" style:family="paragraph">
      <style:paragraph-properties fo:text-indent="0.5in"/>
    </style:style>
    <style:style style:name="T145" style:parent-style-name="Fonteparág.padrão" style:family="text">
      <style:text-properties fo:font-weight="bold" style:font-weight-asian="bold"/>
    </style:style>
    <style:style style:name="T146" style:parent-style-name="Fonteparág.padrão" style:family="text">
      <style:text-properties fo:font-weight="bold" style:font-weight-asian="bold"/>
    </style:style>
    <style:style style:name="P147" style:parent-style-name="Commarcadores" style:list-style-name="WW8Num3" style:family="paragraph"/>
    <style:style style:name="T148" style:parent-style-name="Fonteparág.padrão" style:family="text">
      <style:text-properties fo:font-weight="bold" style:font-weight-asian="bold"/>
    </style:style>
    <style:style style:name="T149" style:parent-style-name="Fonteparág.padrão" style:family="text">
      <style:text-properties fo:font-weight="bold" style:font-weight-asian="bold"/>
    </style:style>
    <style:style style:name="T150" style:parent-style-name="Fonteparág.padrão" style:family="text">
      <style:text-properties fo:font-weight="bold" style:font-weight-asian="bold"/>
    </style:style>
    <style:style style:name="P151" style:parent-style-name="Standard" style:family="paragraph">
      <style:paragraph-properties fo:text-indent="0.2993in"/>
    </style:style>
    <style:style style:name="P152" style:parent-style-name="ParágrafodaLista" style:list-style-name="LFO41" style:family="paragraph">
      <style:paragraph-properties fo:margin-bottom="0in"/>
    </style:style>
    <style:style style:name="P153" style:parent-style-name="ParágrafodaLista" style:list-style-name="LFO41" style:family="paragraph">
      <style:paragraph-properties fo:margin-bottom="0in"/>
    </style:style>
    <style:style style:name="P154" style:parent-style-name="ParágrafodaLista" style:list-style-name="LFO41" style:family="paragraph">
      <style:paragraph-properties fo:margin-bottom="0in"/>
    </style:style>
    <style:style style:name="P155" style:parent-style-name="ParágrafodaLista" style:list-style-name="LFO41" style:family="paragraph">
      <style:paragraph-properties fo:margin-bottom="0in"/>
    </style:style>
    <style:style style:name="P156" style:parent-style-name="ParágrafodaLista" style:list-style-name="LFO41" style:family="paragraph">
      <style:paragraph-properties fo:margin-bottom="0in"/>
    </style:style>
    <style:style style:name="P157" style:parent-style-name="ParágrafodaLista" style:list-style-name="LFO41" style:family="paragraph">
      <style:paragraph-properties fo:margin-bottom="0in"/>
    </style:style>
    <style:style style:name="P158" style:parent-style-name="ParágrafodaLista" style:list-style-name="LFO41" style:family="paragraph">
      <style:paragraph-properties fo:margin-bottom="0in"/>
    </style:style>
    <style:style style:name="P159" style:parent-style-name="ParágrafodaLista" style:list-style-name="LFO41" style:family="paragraph">
      <style:paragraph-properties fo:margin-bottom="0in"/>
    </style:style>
    <style:style style:name="P160" style:parent-style-name="ParágrafodaLista" style:list-style-name="LFO41" style:family="paragraph">
      <style:paragraph-properties fo:margin-bottom="0in"/>
    </style:style>
    <style:style style:name="P161" style:parent-style-name="ParágrafodaLista" style:list-style-name="LFO41" style:family="paragraph">
      <style:paragraph-properties fo:margin-bottom="0in"/>
    </style:style>
    <style:style style:name="P162" style:parent-style-name="ParágrafodaLista" style:list-style-name="LFO41" style:family="paragraph">
      <style:paragraph-properties fo:margin-bottom="0in"/>
    </style:style>
    <style:style style:name="P163" style:parent-style-name="ParágrafodaLista" style:list-style-name="LFO41" style:family="paragraph">
      <style:paragraph-properties fo:margin-bottom="0in"/>
    </style:style>
    <style:style style:name="P164" style:parent-style-name="ParágrafodaLista" style:list-style-name="LFO41" style:family="paragraph">
      <style:paragraph-properties fo:margin-bottom="0in"/>
    </style:style>
    <style:style style:name="P165" style:parent-style-name="ParágrafodaLista" style:list-style-name="LFO41" style:family="paragraph">
      <style:paragraph-properties fo:margin-bottom="0in"/>
    </style:style>
    <style:style style:name="P166" style:parent-style-name="Standard" style:family="paragraph">
      <style:text-properties fo:font-style="italic" style:font-style-asian="italic" fo:color="#0000FF"/>
    </style:style>
    <style:style style:name="P167" style:parent-style-name="Standard" style:family="paragraph">
      <style:paragraph-properties fo:text-indent="0.2993in"/>
    </style:style>
    <style:style style:name="P168" style:parent-style-name="Fillinginstruction" style:family="paragraph">
      <style:text-properties fo:color="#FF0000"/>
    </style:style>
    <style:style style:name="TableColumn170" style:family="table-column">
      <style:table-column-properties style:column-width="3.1979in" style:use-optimal-column-width="false"/>
    </style:style>
    <style:style style:name="TableColumn171" style:family="table-column">
      <style:table-column-properties style:column-width="3.2048in" style:use-optimal-column-width="false"/>
    </style:style>
    <style:style style:name="Table169" style:family="table">
      <style:table-properties style:width="6.4027in" fo:margin-left="-0.052in" table:align="left"/>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174" style:parent-style-name="Tableheader" style:family="paragraph">
      <style:paragraph-properties style:snap-to-layout-grid="false"/>
    </style:style>
    <style:style style:name="TableCell175" style:family="table-cell">
      <style:table-cell-properties fo:border="0.0069in solid #000000" fo:background-color="#E6E6E6" style:writing-mode="lr-tb" style:vertical-align="middle" fo:padding-top="0in" fo:padding-left="0.0486in" fo:padding-bottom="0in" fo:padding-right="0.0486in"/>
    </style:style>
    <style:style style:name="P176" style:parent-style-name="Tableheader" style:family="paragraph">
      <style:paragraph-properties style:snap-to-layout-grid="false"/>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79" style:parent-style-name="Fillinginstructiontablecell" style:family="paragraph">
      <style:paragraph-properties style:snap-to-layout-grid="false"/>
    </style:style>
    <style:style style:name="TableCell180" style:family="table-cell">
      <style:table-cell-properties fo:border="0.0069in solid #000000" style:writing-mode="lr-tb" style:vertical-align="middle" fo:padding-top="0in" fo:padding-left="0.0486in" fo:padding-bottom="0in" fo:padding-right="0.0486in"/>
    </style:style>
    <style:style style:name="P181" style:parent-style-name="Fillinginstructiontablecell" style:family="paragraph">
      <style:paragraph-properties style:snap-to-layout-grid="false"/>
    </style:style>
    <style:style style:name="TableRow182" style:family="table-row">
      <style:table-row-properties style:use-optimal-row-height="false"/>
    </style:style>
    <style:style style:name="TableCell183"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4" style:parent-style-name="Fillinginstructiontablecell" style:family="paragraph">
      <style:paragraph-properties style:snap-to-layout-grid="false"/>
    </style:style>
    <style:style style:name="TableCell185" style:family="table-cell">
      <style:table-cell-properties fo:border="0.0069in solid #000000" style:writing-mode="lr-tb" style:vertical-align="middle" fo:padding-top="0in" fo:padding-left="0.0486in" fo:padding-bottom="0in" fo:padding-right="0.0486in"/>
    </style:style>
    <style:style style:name="P186" style:parent-style-name="Fillinginstructiontablecell" style:family="paragraph">
      <style:paragraph-properties style:snap-to-layout-grid="false"/>
    </style:style>
    <style:style style:name="TableRow187" style:family="table-row">
      <style:table-row-properties style:use-optimal-row-height="false"/>
    </style:style>
    <style:style style:name="TableCell18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9" style:parent-style-name="Fillinginstructiontablecell" style:family="paragraph">
      <style:paragraph-properties style:snap-to-layout-grid="false"/>
    </style:style>
    <style:style style:name="TableCell190" style:family="table-cell">
      <style:table-cell-properties fo:border="0.0069in solid #000000" style:writing-mode="lr-tb" style:vertical-align="middle" fo:padding-top="0in" fo:padding-left="0.0486in" fo:padding-bottom="0in" fo:padding-right="0.0486in"/>
    </style:style>
    <style:style style:name="P191" style:parent-style-name="Fillinginstructiontablecell" style:family="paragraph">
      <style:paragraph-properties style:snap-to-layout-grid="false"/>
    </style:style>
    <style:style style:name="P192" style:parent-style-name="Standard" style:family="paragraph">
      <style:paragraph-properties fo:text-indent="0.5in"/>
      <style:text-properties fo:font-style="italic" style:font-style-asian="italic" fo:color="#0000FF"/>
    </style:style>
    <style:style style:name="P193" style:parent-style-name="Fillinginstruction" style:family="paragraph">
      <style:text-properties fo:color="#FF0000"/>
    </style:style>
    <style:style style:name="P194" style:parent-style-name="Requisito" style:family="paragraph">
      <style:paragraph-properties fo:border="0.0069in solid #000000" fo:padding-top="0.0416in" fo:padding-left="0in" fo:padding-bottom="0.0138in" fo:padding-right="0.0555in" style:shadow="none"/>
      <style:text-properties fo:font-style="italic" style:font-style-asian="italic" fo:color="#0000FF"/>
    </style:style>
    <style:style style:name="P195" style:parent-style-name="Standard" style:family="paragraph">
      <style:paragraph-properties fo:text-indent="0.2993in"/>
    </style:style>
    <style:style style:name="P196" style:parent-style-name="Standard" style:family="paragraph">
      <style:text-properties fo:font-style="italic" style:font-style-asian="italic" fo:color="#0000FF"/>
    </style:style>
    <style:style style:name="P197" style:parent-style-name="Standard" style:family="paragraph">
      <style:paragraph-properties fo:text-align="center"/>
      <style:text-properties fo:color="#000080"/>
    </style:style>
    <style:style style:name="P198" style:parent-style-name="Standard" style:family="paragraph">
      <style:paragraph-properties fo:text-align="center"/>
      <style:text-properties fo:color="#000080"/>
    </style:style>
    <style:style style:name="P199" style:parent-style-name="Standard" style:family="paragraph">
      <style:paragraph-properties fo:text-align="center"/>
      <style:text-properties fo:color="#000080"/>
    </style:style>
    <style:style style:name="P200" style:parent-style-name="Standard" style:family="paragraph">
      <style:paragraph-properties fo:text-align="center"/>
      <style:text-properties fo:color="#000080"/>
    </style:style>
    <style:style style:name="P201" style:parent-style-name="Fillinginstruction" style:family="paragraph">
      <style:paragraph-properties fo:margin-left="0.2958in">
        <style:tab-stops/>
      </style:paragraph-properties>
    </style:style>
    <style:style style:name="T202" style:parent-style-name="Fonteparág.padrão" style:family="text">
      <style:text-properties fo:color="#FF0000" fo:font-size="10pt" style:font-size-asian="10pt"/>
    </style:style>
    <style:style style:name="P203" style:parent-style-name="Requisito" style:family="paragraph">
      <style:paragraph-properties fo:border="0.0069in solid #000000" fo:padding-top="0.0416in" fo:padding-left="0in" fo:padding-bottom="0.0138in" fo:padding-right="0.0555in" style:shadow="none"/>
    </style:style>
    <style:style style:name="T204" style:parent-style-name="Fonteparág.padrão" style:family="text">
      <style:text-properties style:font-style-complex="italic"/>
    </style:style>
    <style:style style:name="T205" style:parent-style-name="Fonteparág.padrão" style:family="text">
      <style:text-properties fo:font-style="italic" style:font-style-asian="italic" fo:color="#0000FF"/>
    </style:style>
    <style:style style:name="T206" style:parent-style-name="Fonteparág.padrão" style:family="text">
      <style:text-properties fo:font-style="italic" style:font-style-asian="italic" fo:color="#0000FF"/>
    </style:style>
    <style:style style:name="TableColumn208" style:family="table-column">
      <style:table-column-properties style:column-width="1.177in" style:use-optimal-column-width="false"/>
    </style:style>
    <style:style style:name="TableColumn209" style:family="table-column">
      <style:table-column-properties style:column-width="0.2951in" style:use-optimal-column-width="false"/>
    </style:style>
    <style:style style:name="TableColumn210" style:family="table-column">
      <style:table-column-properties style:column-width="1.3611in" style:use-optimal-column-width="false"/>
    </style:style>
    <style:style style:name="TableColumn211" style:family="table-column">
      <style:table-column-properties style:column-width="0.3125in" style:use-optimal-column-width="false"/>
    </style:style>
    <style:style style:name="TableColumn212" style:family="table-column">
      <style:table-column-properties style:column-width="1.3437in" style:use-optimal-column-width="false"/>
    </style:style>
    <style:style style:name="TableColumn213" style:family="table-column">
      <style:table-column-properties style:column-width="0.3298in" style:use-optimal-column-width="false"/>
    </style:style>
    <style:style style:name="TableColumn214" style:family="table-column">
      <style:table-column-properties style:column-width="1.3333in" style:use-optimal-column-width="false"/>
    </style:style>
    <style:style style:name="Table207" style:family="table">
      <style:table-properties style:width="6.1527in" fo:margin-left="0.1979in" table:align="left"/>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 style:parent-style-name="Standard" style:family="paragraph">
      <style:paragraph-properties style:snap-to-layout-grid="false" fo:text-align="start"/>
      <style:text-properties fo:font-weight="bold" style:font-weight-asian="bold" style:font-weight-complex="bold"/>
    </style:style>
    <style:style style:name="TableCell2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9" style:parent-style-name="destaque1" style:family="paragraph">
      <style:paragraph-properties fo:keep-with-next="auto" style:snap-to-layout-grid="false" fo:margin-top="0.0416in" fo:margin-bottom="0.0416in"/>
      <style:text-properties style:font-name="Times New Roman" style:font-weight-complex="bold" style:language-asian="pt" style:country-asian="BR"/>
    </style:style>
    <style:style style:name="TableCell2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1"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3"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5"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8" style:family="table-cell">
      <style:table-cell-properties fo:border="0.0069in solid #000000" style:writing-mode="lr-tb" fo:padding-top="0in" fo:padding-left="0.0486in" fo:padding-bottom="0in" fo:padding-right="0.0486in"/>
    </style:style>
    <style:style style:name="P229"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2" style:parent-style-name="Standard" style:family="paragraph">
      <style:paragraph-properties style:snap-to-layout-grid="false" fo:text-align="start"/>
      <style:text-properties fo:font-weight="bold" style:font-weight-asian="bold" style:font-weight-complex="bold"/>
    </style:style>
    <style:style style:name="TableCell233" style:family="table-cell">
      <style:table-cell-properties fo:border="0.0069in solid #000000" style:writing-mode="lr-tb" fo:padding-top="0in" fo:padding-left="0.0486in" fo:padding-bottom="0in" fo:padding-right="0.0486in"/>
    </style:style>
    <style:style style:name="P23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color="#0000FF" fo:font-size="11pt" style:font-size-asian="11pt" style:font-size-complex="11pt"/>
    </style:style>
    <style:style style:name="P235" style:parent-style-name="Fillinginstruction" style:family="paragraph">
      <style:paragraph-properties fo:margin-left="0.2958in">
        <style:tab-stops/>
      </style:paragraph-properties>
    </style:style>
    <style:style style:name="T236" style:parent-style-name="Fonteparág.padrão" style:family="text">
      <style:text-properties fo:color="#FF0000" fo:font-size="10pt" style:font-size-asian="10pt"/>
    </style:style>
    <style:style style:name="T237" style:parent-style-name="Fonteparág.padrão" style:family="text">
      <style:text-properties fo:color="#FF0000" fo:font-size="10pt" style:font-size-asian="10pt"/>
    </style:style>
    <style:style style:name="T238" style:parent-style-name="Fonteparág.padrão" style:family="text">
      <style:text-properties fo:font-weight="bold" style:font-weight-asian="bold" fo:color="#FF0000" fo:font-size="10pt" style:font-size-asian="10pt"/>
    </style:style>
    <style:style style:name="T239" style:parent-style-name="Fonteparág.padrão" style:family="text">
      <style:text-properties fo:color="#FF0000" fo:font-size="10pt" style:font-size-asian="10pt"/>
    </style:style>
    <style:style style:name="P240" style:parent-style-name="Standard" style:family="paragraph">
      <style:paragraph-properties fo:margin-left="0.25in">
        <style:tab-stops/>
      </style:paragraph-properties>
      <style:text-properties fo:font-weight="bold" style:font-weight-asian="bold" style:font-weight-complex="bold"/>
    </style:style>
    <style:style style:name="P241" style:parent-style-name="Standard" style:family="paragraph">
      <style:paragraph-properties fo:margin-left="0.25in">
        <style:tab-stops/>
      </style:paragraph-properties>
    </style:style>
    <style:style style:name="T242" style:parent-style-name="Fonteparág.padrão" style:family="text">
      <style:text-properties fo:font-weight="bold" style:font-weight-asian="bold" style:font-weight-complex="bold"/>
    </style:style>
    <style:style style:name="T243" style:parent-style-name="Fonteparág.padrão" style:family="text">
      <style:text-properties fo:font-style="italic" style:font-style-asian="italic" fo:color="#0000FF"/>
    </style:style>
    <style:style style:name="P244" style:parent-style-name="Standard" style:family="paragraph">
      <style:paragraph-properties fo:margin-left="0.25in">
        <style:tab-stops/>
      </style:paragraph-properties>
    </style:style>
    <style:style style:name="T245" style:parent-style-name="Fonteparág.padrão" style:family="text">
      <style:text-properties fo:font-weight="bold" style:font-weight-asian="bold" style:font-weight-complex="bold"/>
    </style:style>
    <style:style style:name="T246" style:parent-style-name="Fonteparág.padrão" style:family="text">
      <style:text-properties fo:font-weight="bold" style:font-weight-asian="bold" style:font-weight-complex="bold"/>
    </style:style>
    <style:style style:name="T247" style:parent-style-name="Fonteparág.padrão" style:family="text">
      <style:text-properties fo:font-style="italic" style:font-style-asian="italic" fo:color="#0000FF"/>
    </style:style>
    <style:style style:name="P248" style:parent-style-name="Standard" style:family="paragraph">
      <style:paragraph-properties fo:margin-left="0.25in">
        <style:tab-stops/>
      </style:paragraph-properties>
    </style:style>
    <style:style style:name="T249" style:parent-style-name="Fonteparág.padrão" style:family="text">
      <style:text-properties fo:font-weight="bold" style:font-weight-asian="bold" style:font-weight-complex="bold"/>
    </style:style>
    <style:style style:name="T250" style:parent-style-name="Fonteparág.padrão" style:family="text">
      <style:text-properties fo:font-style="italic" style:font-style-asian="italic" fo:color="#0000FF"/>
    </style:style>
    <style:style style:name="T251" style:parent-style-name="Fonteparág.padrão" style:family="text">
      <style:text-properties fo:font-style="italic" style:font-style-asian="italic" fo:color="#0000FF"/>
    </style:style>
    <style:style style:name="P252" style:parent-style-name="Standard" style:family="paragraph">
      <style:paragraph-properties fo:margin-left="0.25in">
        <style:tab-stops/>
      </style:paragraph-properties>
      <style:text-properties fo:font-weight="bold" style:font-weight-asian="bold" style:font-weight-complex="bold"/>
    </style:style>
    <style:style style:name="P253" style:parent-style-name="Standard" style:family="paragraph">
      <style:paragraph-properties fo:margin-left="0.25in">
        <style:tab-stops/>
      </style:paragraph-properties>
      <style:text-properties fo:font-weight="bold" style:font-weight-asian="bold" style:font-weight-complex="bold"/>
    </style:style>
    <style:style style:name="P254" style:parent-style-name="Fillinginstruction" style:family="paragraph">
      <style:paragraph-properties fo:margin-left="0.5909in">
        <style:tab-stops/>
      </style:paragraph-properties>
    </style:style>
    <style:style style:name="T255" style:parent-style-name="Fonteparág.padrão" style:family="text">
      <style:text-properties style:font-size-complex="11pt"/>
    </style:style>
    <style:style style:name="T256" style:parent-style-name="Fonteparág.padrão" style:family="text">
      <style:text-properties style:font-size-complex="11pt"/>
    </style:style>
    <style:style style:name="T257" style:parent-style-name="Fonteparág.padrão" style:family="text">
      <style:text-properties fo:font-weight="bold" style:font-weight-asian="bold" style:font-size-complex="11pt"/>
    </style:style>
    <style:style style:name="T258" style:parent-style-name="Fonteparág.padrão" style:family="text">
      <style:text-properties style:font-size-complex="11pt"/>
    </style:style>
    <style:style style:name="T259" style:parent-style-name="Fonteparág.padrão" style:family="text">
      <style:text-properties fo:font-weight="bold" style:font-weight-asian="bold" style:font-size-complex="11pt"/>
    </style:style>
    <style:style style:name="T260" style:parent-style-name="Fonteparág.padrão" style:family="text">
      <style:text-properties style:font-size-complex="11pt"/>
    </style:style>
    <style:style style:name="T261" style:parent-style-name="Fonteparág.padrão" style:family="text">
      <style:text-properties style:font-size-complex="11pt"/>
    </style:style>
    <style:style style:name="P262" style:parent-style-name="Standard" style:list-style-name="WW8Num36" style:family="paragraph"/>
    <style:style style:name="P263" style:parent-style-name="Standard" style:list-style-name="WW8Num36" style:family="paragraph"/>
    <style:style style:name="P264" style:parent-style-name="Standard" style:list-style-name="WW8Num36" style:family="paragraph"/>
    <style:style style:name="P265" style:parent-style-name="Fillinginstruction" style:family="paragraph">
      <style:paragraph-properties fo:margin-left="0.25in">
        <style:tab-stops/>
      </style:paragraph-properties>
    </style:style>
    <style:style style:name="T266" style:parent-style-name="Fonteparág.padrão" style:family="text">
      <style:text-properties style:font-weight-complex="bold" fo:color="#FF0000" fo:font-size="10pt" style:font-size-asian="10pt"/>
    </style:style>
    <style:style style:name="T267" style:parent-style-name="Fonteparág.padrão" style:family="text">
      <style:text-properties style:font-weight-complex="bold" fo:color="#FF0000" fo:font-size="10pt" style:font-size-asian="10pt"/>
    </style:style>
    <style:style style:name="T268" style:parent-style-name="Fonteparág.padrão" style:family="text">
      <style:text-properties fo:font-weight="bold" style:font-weight-asian="bold" style:font-weight-complex="bold" fo:color="#FF0000" fo:font-size="10pt" style:font-size-asian="10pt"/>
    </style:style>
    <style:style style:name="T269" style:parent-style-name="Fonteparág.padrão" style:family="text">
      <style:text-properties fo:color="#FF0000" fo:font-size="10pt" style:font-size-asian="10pt"/>
    </style:style>
    <style:style style:name="P270" style:parent-style-name="Standard" style:family="paragraph">
      <style:paragraph-properties fo:margin-left="0.3125in">
        <style:tab-stops/>
      </style:paragraph-properties>
    </style:style>
    <style:style style:name="P271" style:parent-style-name="Standard" style:family="paragraph">
      <style:paragraph-properties fo:margin-left="0.25in">
        <style:tab-stops/>
      </style:paragraph-properties>
      <style:text-properties fo:font-weight="bold" style:font-weight-asian="bold" style:font-weight-complex="bold"/>
    </style:style>
    <style:style style:name="P272" style:parent-style-name="Standard" style:family="paragraph">
      <style:paragraph-properties fo:margin-left="0.5in">
        <style:tab-stops/>
      </style:paragraph-properties>
      <style:text-properties fo:font-weight="bold" style:font-weight-asian="bold" style:font-weight-complex="bold"/>
    </style:style>
    <style:style style:name="P273" style:parent-style-name="Fillinginstruction" style:family="paragraph">
      <style:paragraph-properties fo:margin-left="0.5909in">
        <style:tab-stops/>
      </style:paragraph-properties>
    </style:style>
    <style:style style:name="P274" style:parent-style-name="Standard" style:list-style-name="WW8Num24" style:family="paragraph"/>
    <style:style style:name="P275" style:parent-style-name="Standard" style:list-style-name="WW8Num24" style:family="paragraph"/>
    <style:style style:name="P276" style:parent-style-name="Recuodecorpodetexto2" style:family="paragraph">
      <style:text-properties style:font-name="Times New Roman" style:font-name-complex="Times New Roman"/>
    </style:style>
    <style:style style:name="P277" style:parent-style-name="Recuodecorpodetexto2" style:family="paragraph">
      <style:text-properties style:font-name="Times New Roman" style:font-name-complex="Times New Roman"/>
    </style:style>
    <style:style style:name="P278" style:parent-style-name="Standard" style:family="paragraph">
      <style:paragraph-properties fo:margin-left="0.25in">
        <style:tab-stops/>
      </style:paragraph-properties>
      <style:text-properties fo:font-weight="bold" style:font-weight-asian="bold" style:font-weight-complex="bold"/>
    </style:style>
    <style:style style:name="P279" style:parent-style-name="Standard" style:family="paragraph">
      <style:paragraph-properties fo:margin-left="0.5in">
        <style:tab-stops/>
      </style:paragraph-properties>
      <style:text-properties fo:font-weight="bold" style:font-weight-asian="bold" style:font-weight-complex="bold"/>
    </style:style>
    <style:style style:name="P280" style:parent-style-name="Fillinginstruction" style:family="paragraph">
      <style:paragraph-properties fo:margin-left="0.5909in">
        <style:tab-stops/>
      </style:paragraph-properties>
    </style:style>
    <style:style style:name="P281" style:parent-style-name="Standard" style:family="paragraph">
      <style:paragraph-properties fo:text-indent="0.5in"/>
      <style:text-properties fo:font-style="italic" style:font-style-asian="italic" fo:color="#0000FF"/>
    </style:style>
    <style:style style:name="P282" style:parent-style-name="Fillinginstruction" style:family="paragraph">
      <style:paragraph-properties fo:text-indent="0.5in"/>
      <style:text-properties fo:color="#FF0000"/>
    </style:style>
    <style:style style:name="P283" style:parent-style-name="Standard" style:family="paragraph">
      <style:paragraph-properties fo:text-indent="0.5in"/>
    </style:style>
    <style:style style:name="TableColumn285" style:family="table-column">
      <style:table-column-properties style:column-width="1.9194in" style:use-optimal-column-width="false"/>
    </style:style>
    <style:style style:name="TableColumn286" style:family="table-column">
      <style:table-column-properties style:column-width="2.1652in" style:use-optimal-column-width="false"/>
    </style:style>
    <style:style style:name="TableColumn287" style:family="table-column">
      <style:table-column-properties style:column-width="2.318in" style:use-optimal-column-width="false"/>
    </style:style>
    <style:style style:name="Table284" style:family="table">
      <style:table-properties style:width="6.4027in" fo:margin-left="-0.052in" table:align="left"/>
    </style:style>
    <style:style style:name="TableRow288" style:family="table-row">
      <style:table-row-properties style:use-optimal-row-height="false"/>
    </style:style>
    <style:style style:name="TableCell289"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90" style:parent-style-name="Tableheader" style:family="paragraph">
      <style:paragraph-properties style:snap-to-layout-grid="false"/>
    </style:style>
    <style:style style:name="TableCell291"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92" style:parent-style-name="Tableheader" style:family="paragraph">
      <style:paragraph-properties style:snap-to-layout-grid="false"/>
    </style:style>
    <style:style style:name="TableCell293" style:family="table-cell">
      <style:table-cell-properties fo:border="0.0069in solid #000000" fo:background-color="#E6E6E6" style:writing-mode="lr-tb" style:vertical-align="middle" fo:padding-top="0in" fo:padding-left="0.0486in" fo:padding-bottom="0in" fo:padding-right="0.0486in"/>
    </style:style>
    <style:style style:name="P294" style:parent-style-name="Tableheader" style:family="paragraph">
      <style:paragraph-properties style:snap-to-layout-grid="false"/>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97" style:parent-style-name="Fillinginstructiontablecell" style:family="paragraph">
      <style:paragraph-properties style:snap-to-layout-grid="false"/>
    </style:style>
    <style:style style:name="TableCell2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9" style:parent-style-name="Fillinginstructiontablecell" style:family="paragraph">
      <style:paragraph-properties style:snap-to-layout-grid="false"/>
    </style:style>
    <style:style style:name="TableCell300" style:family="table-cell">
      <style:table-cell-properties fo:border="0.0069in solid #000000" style:writing-mode="lr-tb" style:vertical-align="middle" fo:padding-top="0in" fo:padding-left="0.0486in" fo:padding-bottom="0in" fo:padding-right="0.0486in"/>
    </style:style>
    <style:style style:name="P301" style:parent-style-name="Fillinginstructiontablecell" style:family="paragraph">
      <style:paragraph-properties style:snap-to-layout-grid="false"/>
    </style:style>
    <style:style style:name="TableRow302" style:family="table-row">
      <style:table-row-properties style:use-optimal-row-height="false"/>
    </style:style>
    <style:style style:name="TableCell303"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04" style:parent-style-name="Fillinginstructiontablecell" style:family="paragraph">
      <style:paragraph-properties style:snap-to-layout-grid="false"/>
    </style:style>
    <style:style style:name="TableCell3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6" style:parent-style-name="Fillinginstructiontablecell" style:family="paragraph">
      <style:paragraph-properties style:snap-to-layout-grid="false"/>
    </style:style>
    <style:style style:name="TableCell307" style:family="table-cell">
      <style:table-cell-properties fo:border="0.0069in solid #000000" style:writing-mode="lr-tb" style:vertical-align="middle" fo:padding-top="0in" fo:padding-left="0.0486in" fo:padding-bottom="0in" fo:padding-right="0.0486in"/>
    </style:style>
    <style:style style:name="P308" style:parent-style-name="Fillinginstructiontablecell" style:family="paragraph">
      <style:paragraph-properties style:snap-to-layout-grid="false"/>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11" style:parent-style-name="Fillinginstructiontablecell" style:family="paragraph">
      <style:paragraph-properties style:snap-to-layout-grid="false"/>
    </style:style>
    <style:style style:name="TableCell3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3" style:parent-style-name="Fillinginstructiontablecell" style:family="paragraph">
      <style:paragraph-properties style:snap-to-layout-grid="false"/>
    </style:style>
    <style:style style:name="TableCell314" style:family="table-cell">
      <style:table-cell-properties fo:border="0.0069in solid #000000" style:writing-mode="lr-tb" style:vertical-align="middle" fo:padding-top="0in" fo:padding-left="0.0486in" fo:padding-bottom="0in" fo:padding-right="0.0486in"/>
    </style:style>
    <style:style style:name="P315" style:parent-style-name="Fillinginstructiontablecell" style:family="paragraph">
      <style:paragraph-properties style:snap-to-layout-grid="false"/>
    </style:style>
    <style:style style:name="P316" style:parent-style-name="Standard" style:family="paragraph">
      <style:paragraph-properties fo:text-indent="0.5in"/>
      <style:text-properties fo:font-style="italic" style:font-style-asian="italic" fo:color="#0000FF"/>
    </style:style>
    <style:style style:name="P317" style:parent-style-name="Fillinginstruction" style:family="paragraph">
      <style:text-properties fo:color="#FF0000"/>
    </style:style>
    <style:style style:name="P318" style:parent-style-name="Requisito" style:family="paragraph">
      <style:paragraph-properties fo:border="0.0069in solid #000000" fo:padding-top="0.0416in" fo:padding-left="0in" fo:padding-bottom="0.0138in" fo:padding-right="0.0555in" style:shadow="none"/>
      <style:text-properties fo:font-style="italic" style:font-style-asian="italic" fo:color="#0000FF"/>
    </style:style>
    <style:style style:name="P319" style:parent-style-name="Fillinginstruction" style:family="paragraph">
      <style:paragraph-properties fo:text-indent="0.5in"/>
      <style:text-properties fo:font-style="normal" style:font-style-asian="normal" fo:color="#000000"/>
    </style:style>
    <style:style style:name="P320" style:parent-style-name="Standard" style:family="paragraph">
      <style:paragraph-properties fo:text-indent="0.2958in"/>
      <style:text-properties fo:font-style="italic" style:font-style-asian="italic" fo:color="#0000FF"/>
    </style:style>
    <style:style style:name="P321" style:parent-style-name="Fillinginstruction" style:family="paragraph">
      <style:paragraph-properties fo:margin-left="0.2958in">
        <style:tab-stops/>
      </style:paragraph-properties>
    </style:style>
    <style:style style:name="T322" style:parent-style-name="Fonteparág.padrão" style:family="text">
      <style:text-properties fo:color="#FF0000" fo:font-size="10pt" style:font-size-asian="10pt"/>
    </style:style>
    <style:style style:name="P323" style:parent-style-name="Requisito" style:family="paragraph">
      <style:paragraph-properties fo:border="0.0069in solid #000000" fo:padding-top="0.0416in" fo:padding-left="0in" fo:padding-bottom="0.0138in" fo:padding-right="0.0555in" style:shadow="none"/>
      <style:text-properties fo:font-style="italic" style:font-style-asian="italic" fo:color="#0000FF"/>
    </style:style>
    <style:style style:name="P324" style:parent-style-name="Standard" style:family="paragraph">
      <style:paragraph-properties fo:text-indent="0.5in"/>
      <style:text-properties fo:font-style="italic" style:font-style-asian="italic" fo:color="#0000FF"/>
    </style:style>
    <style:style style:name="P325" style:parent-style-name="Standard" style:family="paragraph">
      <style:paragraph-properties fo:text-indent="0.5in"/>
      <style:text-properties fo:font-style="italic" style:font-style-asian="italic" fo:color="#0000FF"/>
    </style:style>
    <style:style style:name="P326" style:parent-style-name="Fillinginstruction" style:family="paragraph">
      <style:text-properties fo:color="#FF0000"/>
    </style:style>
    <style:style style:name="P327" style:parent-style-name="Requisito" style:family="paragraph">
      <style:paragraph-properties fo:border="0.0069in solid #000000" fo:padding-top="0.0416in" fo:padding-left="0in" fo:padding-bottom="0.0138in" fo:padding-right="0.0555in" style:shadow="none"/>
      <style:text-properties fo:font-style="italic" style:font-style-asian="italic" fo:color="#0000FF"/>
    </style:style>
    <style:style style:name="P328" style:parent-style-name="Fillinginstruction" style:family="paragraph">
      <style:paragraph-properties fo:text-indent="0.5in"/>
      <style:text-properties fo:font-style="normal" style:font-style-asian="normal" fo:color="#000000"/>
    </style:style>
    <style:style style:name="P329" style:parent-style-name="Standard" style:family="paragraph">
      <style:paragraph-properties fo:text-indent="0.5in"/>
      <style:text-properties fo:font-style="italic" style:font-style-asian="italic" fo:color="#0000FF"/>
    </style:style>
    <style:style style:name="P330" style:parent-style-name="Fillinginstruction" style:family="paragraph">
      <style:text-properties fo:color="#FF0000"/>
    </style:style>
    <style:style style:name="P331" style:parent-style-name="Standard" style:family="paragraph">
      <style:paragraph-properties fo:text-indent="0.5in"/>
      <style:text-properties fo:font-style="italic" style:font-style-asian="italic" fo:color="#0000FF"/>
    </style:style>
    <style:style style:name="P332" style:parent-style-name="Standard" style:family="paragraph">
      <style:paragraph-properties fo:text-indent="0.5in"/>
      <style:text-properties fo:font-style="italic" style:font-style-asian="italic" fo:color="#0000FF"/>
    </style:style>
    <style:style style:name="P333" style:parent-style-name="Standard" style:family="paragraph">
      <style:paragraph-properties fo:text-indent="0.5in"/>
      <style:text-properties fo:font-style="italic" style:font-style-asian="italic" fo:color="#0000FF"/>
    </style:style>
    <style:style style:name="P334" style:parent-style-name="Fillinginstruction" style:family="paragraph">
      <style:paragraph-properties fo:margin-left="0.2958in">
        <style:tab-stops/>
      </style:paragraph-properties>
    </style:style>
    <style:style style:name="T335" style:parent-style-name="Fonteparág.padrão" style:family="text">
      <style:text-properties fo:color="#FF0000" fo:font-size="10pt" style:font-size-asian="10pt"/>
    </style:style>
    <style:style style:name="P336" style:parent-style-name="Requisito" style:family="paragraph">
      <style:paragraph-properties fo:border="0.0069in solid #000000" fo:padding-top="0.0416in" fo:padding-left="0in" fo:padding-bottom="0.0138in" fo:padding-right="0.0555in" style:shadow="none"/>
      <style:text-properties fo:font-style="italic" style:font-style-asian="italic" fo:color="#0000FF"/>
    </style:style>
    <style:style style:name="P337" style:parent-style-name="Standard" style:family="paragraph">
      <style:paragraph-properties fo:text-indent="0.5in"/>
      <style:text-properties fo:font-style="italic" style:font-style-asian="italic" fo:color="#0000FF"/>
    </style:style>
    <style:style style:name="P338" style:parent-style-name="Standard" style:family="paragraph">
      <style:paragraph-properties fo:text-indent="0.5in"/>
      <style:text-properties fo:font-style="italic" style:font-style-asian="italic" fo:color="#0000FF"/>
    </style:style>
    <style:style style:name="P339" style:parent-style-name="Fillinginstruction" style:family="paragraph">
      <style:paragraph-properties fo:text-indent="0.5in"/>
      <style:text-properties fo:color="#FF0000"/>
    </style:style>
    <style:style style:name="P340" style:parent-style-name="Standard" style:family="paragraph">
      <style:paragraph-properties fo:text-indent="0.5in"/>
      <style:text-properties fo:font-style="italic" style:font-style-asian="italic" fo:color="#0000FF"/>
    </style:style>
    <style:style style:name="P341" style:parent-style-name="Standard" style:family="paragraph">
      <style:paragraph-properties fo:text-indent="0.5in"/>
      <style:text-properties style:font-name-complex="Arial"/>
    </style:style>
    <style:style style:name="P342" style:parent-style-name="Fillinginstruction" style:family="paragraph">
      <style:paragraph-properties fo:text-indent="0.5in"/>
      <style:text-properties fo:color="#FF0000"/>
    </style:style>
    <style:style style:name="P343" style:parent-style-name="Standard" style:family="paragraph">
      <style:text-properties fo:font-weight="bold" style:font-weight-asian="bold"/>
    </style:style>
    <style:style style:name="P344" style:parent-style-name="Standard" style:list-style-name="WW8Num20" style:family="paragraph">
      <style:text-properties fo:font-weight="bold" style:font-weight-asian="bold"/>
    </style:style>
    <style:style style:name="P345" style:parent-style-name="Standard" style:list-style-name="WW8Num20" style:family="paragraph">
      <style:text-properties fo:font-weight="bold" style:font-weight-asian="bold"/>
    </style:style>
    <style:style style:name="P346" style:parent-style-name="Standard" style:list-style-name="WW8Num20" style:family="paragraph">
      <style:text-properties fo:font-weight="bold" style:font-weight-asian="bold"/>
    </style:style>
    <style:style style:name="P347" style:parent-style-name="Standard" style:list-style-name="WW8Num20" style:family="paragraph">
      <style:text-properties fo:font-weight="bold" style:font-weight-asian="bold"/>
    </style:style>
    <style:style style:name="P348" style:parent-style-name="Standard" style:list-style-name="WW8Num20" style:family="paragraph">
      <style:text-properties fo:font-weight="bold" style:font-weight-asian="bold"/>
    </style:style>
    <style:style style:name="P349" style:parent-style-name="Standard" style:list-style-name="WW8Num20" style:family="paragraph">
      <style:text-properties fo:font-weight="bold" style:font-weight-asian="bold"/>
    </style:style>
    <style:style style:name="P350" style:parent-style-name="Standard" style:list-style-name="WW8Num20" style:family="paragraph">
      <style:text-properties fo:font-weight="bold" style:font-weight-asian="bold"/>
    </style:style>
    <style:style style:name="P351" style:parent-style-name="Standard" style:list-style-name="WW8Num20" style:family="paragraph">
      <style:text-properties fo:font-weight="bold" style:font-weight-asian="bold"/>
    </style:style>
    <style:style style:name="P352" style:parent-style-name="Standard" style:list-style-name="WW8Num20" style:family="paragraph">
      <style:text-properties fo:font-weight="bold" style:font-weight-asian="bold"/>
    </style:style>
    <style:style style:name="P353" style:parent-style-name="Standard" style:list-style-name="WW8Num20" style:family="paragraph">
      <style:text-properties fo:font-weight="bold" style:font-weight-asian="bold"/>
    </style:style>
    <style:style style:name="P354" style:parent-style-name="Standard" style:family="paragraph">
      <style:text-properties fo:font-weight="bold" style:font-weight-asian="bold"/>
    </style:style>
    <style:style style:name="P355" style:parent-style-name="Standard" style:family="paragraph">
      <style:text-properties fo:font-weight="bold" style:font-weight-asian="bold"/>
    </style:style>
    <style:style style:name="P356" style:parent-style-name="Standard" style:family="paragraph">
      <style:text-properties fo:font-weight="bold" style:font-weight-asian="bold"/>
    </style:style>
    <style:style style:name="P357" style:parent-style-name="Standard" style:family="paragraph">
      <style:text-properties fo:font-weight="bold" style:font-weight-asian="bold"/>
    </style:style>
    <style:style style:name="P358" style:parent-style-name="Standard" style:family="paragraph">
      <style:paragraph-properties fo:text-align="center"/>
      <style:text-properties fo:font-weight="bold" style:font-weight-asian="bold" fo:font-size="14pt" style:font-size-asian="14pt" style:font-size-complex="14pt"/>
    </style:style>
    <style:style style:name="P359" style:parent-style-name="Standard" style:family="paragraph">
      <style:paragraph-properties fo:text-align="center"/>
      <style:text-properties fo:font-weight="bold" style:font-weight-asian="bold" fo:font-size="14pt" style:font-size-asian="14pt" style:font-size-complex="14pt"/>
    </style:style>
    <style:style style:name="P360" style:parent-style-name="Standard" style:family="paragraph">
      <style:text-properties fo:font-weight="bold" style:font-weight-asian="bold"/>
    </style:style>
    <style:style style:name="P361" style:parent-style-name="Standard" style:family="paragraph">
      <style:text-properties fo:font-weight="bold" style:font-weight-asian="bold"/>
    </style:style>
    <style:style style:name="P362" style:parent-style-name="Standard" style:family="paragraph">
      <style:text-properties fo:font-weight="bold" style:font-weight-asian="bold"/>
    </style:style>
    <style:style style:name="P363" style:parent-style-name="Standard" style:family="paragraph">
      <style:text-properties fo:font-weight="bold" style:font-weight-asian="bold"/>
    </style:style>
    <style:style style:name="P364" style:parent-style-name="Standard" style:family="paragraph">
      <style:text-properties fo:font-weight="bold" style:font-weight-asian="bold"/>
    </style:style>
    <style:style style:name="P365" style:parent-style-name="Standard" style:family="paragraph">
      <style:text-properties fo:font-weight="bold" style:font-weight-asian="bold"/>
    </style:style>
    <style:style style:name="P366" style:parent-style-name="Standard" style:family="paragraph">
      <style:text-properties fo:font-weight="bold" style:font-weight-asian="bold" fo:color="#FF0000"/>
    </style:style>
    <style:style style:name="P367" style:parent-style-name="Standard" style:family="paragraph">
      <style:text-properties fo:font-weight="bold" style:font-weight-asian="bold" fo:color="#FF0000"/>
    </style:style>
    <style:style style:name="P368" style:parent-style-name="Standard" style:family="paragraph">
      <style:text-properties fo:font-weight="bold" style:font-weight-asian="bold"/>
    </style:style>
    <style:style style:name="P369" style:parent-style-name="Standard" style:family="paragraph">
      <style:text-properties fo:font-weight="bold" style:font-weight-asian="bold"/>
    </style:style>
    <style:style style:name="P370" style:parent-style-name="Standard" style:family="paragraph">
      <style:text-properties fo:font-weight="bold" style:font-weight-asian="bold"/>
    </style:style>
    <style:style style:name="P371" style:parent-style-name="Standard" style:family="paragraph">
      <style:text-properties fo:font-weight="bold" style:font-weight-asian="bold" fo:color="#FF0000"/>
    </style:style>
    <style:style style:name="P372" style:parent-style-name="Standard" style:family="paragraph">
      <style:text-properties fo:font-weight="bold" style:font-weight-asian="bold"/>
    </style:style>
    <style:style style:name="P373" style:parent-style-name="Standard" style:family="paragraph">
      <style:text-properties fo:font-weight="bold" style:font-weight-asian="bold"/>
    </style:style>
    <style:style style:name="P374" style:parent-style-name="Standard" style:family="paragraph">
      <style:text-properties fo:font-weight="bold" style:font-weight-asian="bold"/>
    </style:style>
    <style:style style:name="P375" style:parent-style-name="Standard" style:family="paragraph">
      <style:text-properties fo:font-weight="bold" style:font-weight-asian="bold"/>
    </style:style>
    <style:style style:name="P376" style:parent-style-name="Standard" style:family="paragraph">
      <style:text-properties fo:font-weight="bold" style:font-weight-asian="bold" fo:color="#FF0000"/>
    </style:style>
    <style:style style:name="P377" style:parent-style-name="Standard" style:family="paragraph">
      <style:text-properties fo:font-weight="bold" style:font-weight-asian="bold"/>
    </style:style>
    <style:style style:name="P378" style:parent-style-name="Standard" style:family="paragraph">
      <style:paragraph-properties fo:text-indent="0.5in"/>
      <style:text-properties fo:font-weight="bold" style:font-weight-asian="bold" fo:color="#FF0000"/>
    </style:style>
    <style:style style:name="P379" style:parent-style-name="Standard" style:family="paragraph">
      <style:text-properties fo:font-weight="bold" style:font-weight-asian="bold"/>
    </style:style>
    <style:style style:name="P380" style:parent-style-name="Standard" style:family="paragraph">
      <style:text-properties fo:font-weight="bold" style:font-weight-asian="bold"/>
    </style:style>
    <style:style style:name="P381" style:parent-style-name="Standard" style:family="paragraph">
      <style:text-properties fo:font-weight="bold" style:font-weight-asian="bold"/>
    </style:style>
    <style:style style:name="P382" style:parent-style-name="Standard" style:family="paragraph">
      <style:text-properties fo:font-weight="bold" style:font-weight-asian="bold"/>
    </style:style>
    <style:style style:name="P383" style:parent-style-name="Standard" style:family="paragraph">
      <style:text-properties fo:font-weight="bold" style:font-weight-asian="bold"/>
    </style:style>
    <style:style style:name="P384" style:parent-style-name="Standard" style:family="paragraph">
      <style:text-properties fo:font-weight="bold" style:font-weight-asian="bold" fo:color="#FF0000"/>
    </style:style>
    <style:style style:name="P385" style:parent-style-name="Standard" style:family="paragraph">
      <style:text-properties fo:font-weight="bold" style:font-weight-asian="bold"/>
    </style:style>
    <style:style style:name="P386" style:parent-style-name="Standard" style:family="paragraph">
      <style:text-properties fo:font-weight="bold" style:font-weight-asian="bold"/>
    </style:style>
    <style:style style:name="P387" style:parent-style-name="Standard" style:family="paragraph">
      <style:text-properties fo:font-weight="bold" style:font-weight-asian="bold"/>
    </style:style>
    <style:style style:name="P388" style:parent-style-name="Standard" style:family="paragraph">
      <style:text-properties fo:font-weight="bold" style:font-weight-asian="bold" fo:color="#FF0000"/>
    </style:style>
    <style:style style:name="P389" style:parent-style-name="Standard" style:family="paragraph">
      <style:text-properties fo:font-weight="bold" style:font-weight-asian="bold"/>
    </style:style>
    <style:style style:name="P390" style:parent-style-name="Standard" style:family="paragraph">
      <style:text-properties fo:font-weight="bold" style:font-weight-asian="bold"/>
    </style:style>
    <style:style style:name="P391" style:parent-style-name="Standard" style:family="paragraph">
      <style:text-properties fo:font-weight="bold" style:font-weight-asian="bold"/>
    </style:style>
    <style:style style:name="P392" style:parent-style-name="Standard" style:family="paragraph">
      <style:text-properties fo:font-weight="bold" style:font-weight-asian="bold" fo:color="#FF0000"/>
    </style:style>
    <style:style style:name="P393" style:parent-style-name="Standard" style:family="paragraph">
      <style:text-properties fo:font-weight="bold" style:font-weight-asian="bold"/>
    </style:style>
    <style:style style:name="P394" style:parent-style-name="Standard" style:family="paragraph">
      <style:text-properties fo:font-weight="bold" style:font-weight-asian="bold"/>
    </style:style>
    <style:style style:name="P395" style:parent-style-name="Standard" style:family="paragraph">
      <style:text-properties fo:font-weight="bold" style:font-weight-asian="bold"/>
    </style:style>
    <style:style style:name="P396" style:parent-style-name="Standard" style:family="paragraph">
      <style:paragraph-properties fo:text-indent="0.5in"/>
      <style:text-properties fo:font-weight="bold" style:font-weight-asian="bold" fo:color="#FF0000"/>
    </style:style>
    <style:style style:name="P397" style:parent-style-name="Standard" style:family="paragraph">
      <style:text-properties fo:font-weight="bold" style:font-weight-asian="bold"/>
    </style:style>
    <style:style style:name="P398" style:parent-style-name="Standard" style:family="paragraph">
      <style:text-properties fo:font-weight="bold" style:font-weight-asian="bold"/>
    </style:style>
    <style:style style:name="P399" style:parent-style-name="Standard" style:family="paragraph">
      <style:text-properties fo:font-weight="bold" style:font-weight-asian="bold"/>
    </style:style>
    <style:style style:name="P400" style:parent-style-name="Standard" style:family="paragraph">
      <style:paragraph-properties fo:text-indent="0.5in"/>
      <style:text-properties fo:font-weight="bold" style:font-weight-asian="bold" fo:color="#FF0000"/>
    </style:style>
    <style:style style:name="P401" style:parent-style-name="Standard" style:family="paragraph">
      <style:text-properties fo:font-weight="bold" style:font-weight-asian="bold" fo:color="#000000"/>
    </style:style>
    <style:style style:name="P402" style:parent-style-name="Standard" style:family="paragraph">
      <style:paragraph-properties fo:text-indent="0.5in"/>
      <style:text-properties fo:font-weight="bold" style:font-weight-asian="bold" fo:color="#000000"/>
    </style:style>
    <style:style style:name="P403" style:parent-style-name="Standard" style:family="paragraph">
      <style:text-properties fo:font-weight="bold" style:font-weight-asian="bold"/>
    </style:style>
    <style:style style:name="P404" style:parent-style-name="Standard" style:family="paragraph">
      <style:text-properties fo:font-weight="bold" style:font-weight-asian="bold" fo:color="#FF0000"/>
    </style:style>
    <style:style style:name="P405" style:parent-style-name="Standard" style:family="paragraph">
      <style:text-properties fo:font-weight="bold" style:font-weight-asian="bold" fo:color="#000000"/>
    </style:style>
    <style:style style:name="P406" style:parent-style-name="Standard" style:family="paragraph">
      <style:paragraph-properties fo:text-indent="0.5in"/>
      <style:text-properties fo:font-weight="bold" style:font-weight-asian="bold" fo:color="#FF0000"/>
    </style:style>
    <style:style style:name="P407" style:parent-style-name="Standard" style:family="paragraph">
      <style:text-properties fo:font-weight="bold" style:font-weight-asian="bold"/>
    </style:style>
    <style:style style:name="P408" style:parent-style-name="Standard" style:family="paragraph">
      <style:text-properties fo:font-weight="bold" style:font-weight-asian="bold" fo:color="#FF0000"/>
    </style:style>
    <style:style style:name="P409" style:parent-style-name="Standard" style:family="paragraph">
      <style:text-properties fo:font-weight="bold" style:font-weight-asian="bold"/>
    </style:style>
    <style:style style:name="P410" style:parent-style-name="Standard" style:family="paragraph">
      <style:text-properties fo:font-weight="bold" style:font-weight-asian="bold"/>
    </style:style>
    <style:style style:name="P411" style:parent-style-name="Standard" style:family="paragraph">
      <style:text-properties fo:font-weight="bold" style:font-weight-asian="bold"/>
    </style:style>
    <style:style style:name="P412" style:parent-style-name="Standard" style:family="paragraph">
      <style:paragraph-properties fo:text-align="center"/>
      <style:text-properties fo:font-weight="bold" style:font-weight-asian="bold" fo:font-size="16pt" style:font-size-asian="16pt" style:font-size-complex="16pt"/>
    </style:style>
    <style:style style:name="P413" style:parent-style-name="Standard" style:family="paragraph">
      <style:text-properties fo:font-weight="bold" style:font-weight-asian="bold"/>
    </style:style>
  </office:automatic-styles>
  <office:body>
    <office:text text:use-soft-page-breaks="true">
      <text:p text:style-name="P1">Documento de Especificação de Projeto</text:p>
      <text:p text:style-name="Standard"/>
      <text:p text:style-name="Standard"/>
      <text:p text:style-name="Standard"/>
      <text:p text:style-name="Standard"/>
      <text:p text:style-name="P3">Projeto de Software</text:p>
      <text:p text:style-name="P4">Disciplina Análise e Projeto Orientado à Objetos – Terceiro Semestre</text:p>
      <text:p text:style-name="P5">Bacharelado em Ciência da Computação<text:line-break/>Professor<text:s/>Igor Scaliante Wiese<text:line-break/>UTFPR – Universidade Tecnológica Federal do Paraná – Campus Campo Mourão</text:p>
      <text:p text:style-name="Standard"/>
      <text:p text:style-name="P6"/>
      <text:p text:style-name="Standard"/>
      <text:p text:style-name="Standard"><text:s/></text:p>
      <text:p text:style-name="Standard"/>
      <text:p text:style-name="Standard"/>
      <text:p text:style-name="Standard"/>
      <text:p text:style-name="P7"><text:span text:style-name="T8">Projeto:<text:s/></text:span><text:span text:style-name="T9">RECICLAGENS FRIZZO</text:span></text:p>
      <text:p text:style-name="P10"><text:span text:style-name="T11">Equipe:</text:span><text:span text:style-name="T12"><text:s/></text:span><text:span text:style-name="T13">Marllon José Frizzo<text:s/></text:span><text:a xlink:href="mailto:mffrizzo@gmail.com" office:target-frame-name="_top" xlink:show="replace"><text:span text:style-name="T14">mffrizzo@gmail.com</text:span></text:a><text:span text:style-name="T15">, Fábio Alexandre da Silva<text:s/></text:span><text:a xlink:href="mailto:fabio.darks@gmail.com" office:target-frame-name="_top" xlink:show="replace"><text:span text:style-name="T16">fabio.darks@gmail.com</text:span></text:a><text:span text:style-name="T17">, Matheus Sekine</text:span></text:p>
      <text:soft-page-break/>
      <text:p text:style-name="P18">HISTÓRICO DE REVISÕES</text:p>
      <text:p text:style-name="P20"/>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Nome da alteração</text:p>
          </table:table-cell>
          <table:table-cell table:style-name="TableCell28">
            <text:p text:style-name="P29">Responsável</text:p>
          </table:table-cell>
          <table:table-cell table:style-name="TableCell30">
            <text:p text:style-name="P31">Data</text:p>
          </table:table-cell>
        </table:table-row>
        <table:table-row table:style-name="TableRow32">
          <table:table-cell table:style-name="TableCell33">
            <text:p text:style-name="P34">Descrição, requisitos</text:p>
          </table:table-cell>
          <table:table-cell table:style-name="TableCell35">
            <text:p text:style-name="P36">Marllon Frizzo</text:p>
          </table:table-cell>
          <table:table-cell table:style-name="TableCell37">
            <text:p text:style-name="P38">30/03/2015</text:p>
          </table:table-cell>
        </table:table-row>
        <table:table-row table:style-name="TableRow39">
          <table:table-cell table:style-name="TableCell40">
            <text:p text:style-name="P41">Descrição, requisitos</text:p>
          </table:table-cell>
          <table:table-cell table:style-name="TableCell42">
            <text:p text:style-name="P43">Marllon Frizzo</text:p>
            <text:p text:style-name="P44">Fábio A. da Silva</text:p>
          </table:table-cell>
          <table:table-cell table:style-name="TableCell45">
            <text:p text:style-name="P46"><text:span text:style-name="T47">01/04/2015</text:span></text:p>
          </table:table-cell>
        </table:table-row>
        <table:table-row table:style-name="TableRow48">
          <table:table-cell table:style-name="TableCell49">
            <text:p text:style-name="P50">Descrição, requisitos</text:p>
          </table:table-cell>
          <table:table-cell table:style-name="TableCell51">
            <text:p text:style-name="P52">Marllon Frizzo</text:p>
          </table:table-cell>
          <table:table-cell table:style-name="TableCell53">
            <text:p text:style-name="P54">14/04/15</text:p>
          </table:table-cell>
        </table:table-row>
        <table:table-row table:style-name="TableRow55">
          <table:table-cell table:style-name="TableCell56">
            <text:p text:style-name="P57">Requisitos, Casos de Uso</text:p>
          </table:table-cell>
          <table:table-cell table:style-name="TableCell58">
            <text:p text:style-name="P59">Marllon Frizzo</text:p>
            <text:p text:style-name="P60">Fábio A. da Silva</text:p>
            <text:p text:style-name="P61">Matheus Sekine</text:p>
          </table:table-cell>
          <table:table-cell table:style-name="TableCell62">
            <text:p text:style-name="P63">28/04/2015</text:p>
          </table:table-cell>
        </table:table-row>
      </table:table>
      <text:p text:style-name="P64"/>
      <text:p text:style-name="P65"/>
      <text:p text:style-name="P66"/>
      <text:p text:style-name="P67"/>
      <text:p text:style-name="P68"/>
      <text:p text:style-name="P69"/>
      <text:p text:style-name="P70"/>
      <text:p text:style-name="P71"/>
      <text:p text:style-name="P72"/>
      <text:p text:style-name="P73"/>
      <text:p text:style-name="P74"><text:span text:style-name="T75">Orientação para uso do<text:s/></text:span><text:span text:style-name="T76">template</text:span><text:span text:style-name="T77">:</text:span></text:p>
      <text:p text:style-name="P78">Instruções de preenchimento estão espalhadas pelas<text:s/>várias seções deste<text:s/><text:span text:style-name="T79">template</text:span>, em cor<text:s/><text:span text:style-name="T80">azul</text:span><text:s/>e envoltas por<text:s/><text:span text:style-name="T81">tags</text:span><text:s/>(“&lt;” e “&gt;”). Após ler uma instrução de preenchimento e entender que informação deve ser fornecida, delete a instrução de preenchimento e substitua-a por texto de sua própria autoria, relacionado<text:s/>à seção. A cor<text:s/><text:span text:style-name="T82">vermelha</text:span><text:s/>é utilizado como comentário e deverá ser apagada do documento.</text:p>
      <text:p text:style-name="P83">Ao fim da elaboração do documento, atualize seu índice clicando com o botão direito do mouse no mesmo e depois em<text:s/><text:span text:style-name="T84">Atualizar Campo<text:s/></text:span>(<text:span text:style-name="T85">Update Field</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Este<text:s/>documento foi estendido da proposta de documentação de especificação funcional elaborada pelo Centro de Inovação de Recife / Qualiti Software Processes / Centro de Estudos e Sistemas Avançados do Recife (C.E.S.A.R) de 2007.</text:p>
      <text:soft-page-break/>
      <text:p text:style-name="P102">Índice</text:p>
      <text:table-of-content text:name="_TOC6">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103"><text:a xlink:href="#__RefHeading__9_117254275" office:target-frame-name="_top" xlink:show="replace">1. <text:s/>Introdução<text:tab/>5</text:a></text:p>
          <text:p text:style-name="P104"><text:a xlink:href="#__RefHeading__11_117254275" office:target-frame-name="_top" xlink:show="replace">1.1 <text:s/>Descrição do sistema<text:tab/>5</text:a></text:p>
          <text:p text:style-name="P105"><text:a xlink:href="#__RefHeading__13_117254275" office:target-frame-name="_top" xlink:show="replace">1.2 <text:s/>Objetivo do sistema<text:tab/>5</text:a></text:p>
          <text:p text:style-name="P106"><text:a xlink:href="#__RefHeading__15_117254275" office:target-frame-name="_top" xlink:show="replace">1.3 <text:s/>Sistemas Similares<text:tab/>5</text:a></text:p>
          <text:p text:style-name="P107"><text:a xlink:href="#__RefHeading__17_117254275" office:target-frame-name="_top" xlink:show="replace">1.4 <text:s/>Convenções, termos e abreviações<text:tab/>5</text:a></text:p>
          <text:p text:style-name="P108"><text:a xlink:href="#__RefHeading__19_117254275" office:target-frame-name="_top" xlink:show="replace">1.4.1 Identificação dos casos de uso<text:s/><text:tab/>5</text:a></text:p>
          <text:p text:style-name="P109"><text:a xlink:href="#__RefHeading__21_117254275" office:target-frame-name="_top" xlink:show="replace">1.4.2 Prioridades dos casos de uso<text:tab/>6</text:a></text:p>
          <text:p text:style-name="P110"><text:a xlink:href="#__RefHeading__23_117254275" office:target-frame-name="_top" xlink:show="replace">2. <text:s/>Lista de Requisitos<text:s/><text:tab/>6</text:a></text:p>
          <text:p text:style-name="P111"><text:a xlink:href="#__RefHeading__937_1047580196" office:target-frame-name="_top" xlink:show="replace">2.1 <text:s/>Matriz de Rastreabilidade<text:tab/>6</text:a></text:p>
          <text:p text:style-name="P112"><text:a xlink:href="#__RefHeading__939_1047580196" office:target-frame-name="_top" xlink:show="replace">3. <text:s/>Atores<text:tab/>6</text:a></text:p>
          <text:p text:style-name="P113"><text:a xlink:href="#__RefHeading__25_117254275" office:target-frame-name="_top" xlink:show="replace">4. <text:s/>Casos de Uso<text:tab/>7</text:a></text:p>
          <text:p text:style-name="P114"><text:a xlink:href="#__RefHeading__27_117254275" office:target-frame-name="_top" xlink:show="replace"><text:s/>Diagrama de Caso de Uso <text:s/>- <text:s/>&lt;&lt;nome do projeto&gt;&gt;<text:tab/>7</text:a></text:p>
          <text:p text:style-name="P115"><text:a xlink:href="#__RefHeading__29_117254275" office:target-frame-name="_top" xlink:show="replace"><text:s/>[UC01] &lt;Incluir ao lado do<text:s/>identificador um nome para o caso de uso&gt;<text:tab/>7</text:a></text:p>
          <text:p text:style-name="P116"><text:a xlink:href="#__RefHeading__31_117254275" office:target-frame-name="_top" xlink:show="replace">4.1 <text:s/>Análise textual.<text:tab/>8</text:a></text:p>
          <text:p text:style-name="P117"><text:a xlink:href="#__RefHeading__33_117254275" office:target-frame-name="_top" xlink:show="replace">5. <text:s/>Pacotes<text:tab/>8</text:a></text:p>
          <text:p text:style-name="P118"><text:a xlink:href="#__RefHeading__35_117254275" office:target-frame-name="_top" xlink:show="replace"><text:s/>Diagrama de Pacote - &lt;&lt;nome do projeto&gt;&gt;<text:tab/>9</text:a></text:p>
          <text:p text:style-name="P119"><text:a xlink:href="#__RefHeading__37_117254275" office:target-frame-name="_top" xlink:show="replace"><text:s/>&lt;Nome do Pacote 1&gt;<text:tab/>9</text:a></text:p>
          <text:p text:style-name="P120"><text:a xlink:href="#__RefHeading__39_117254275" office:target-frame-name="_top" xlink:show="replace">6. <text:s/>Classes<text:tab/>9</text:a></text:p>
          <text:p text:style-name="P121"><text:a xlink:href="#__RefHeading__41_117254275" office:target-frame-name="_top" xlink:show="replace"><text:s/>Diagrama de Classes - &lt;&lt;nome do projeto&gt;&gt;<text:tab/>9</text:a></text:p>
          <text:p text:style-name="P122"><text:a xlink:href="#__RefHeading__43_117254275" office:target-frame-name="_top" xlink:show="replace">7. <text:s/>Seqüência<text:tab/>9</text:a></text:p>
          <text:p text:style-name="P123"><text:a xlink:href="#__RefHeading__45_117254275" office:target-frame-name="_top" xlink:show="replace"><text:s/>Diagrama de Seqüência - &lt;&lt;código do caso de uso&gt;&gt;<text:tab/>10</text:a></text:p>
          <text:p text:style-name="P124"><text:a xlink:href="#__RefHeading__47_117254275" office:target-frame-name="_top" xlink:show="replace">8. <text:s/>Decisões de projeto<text:tab/>10</text:a></text:p>
          <text:p text:style-name="P125"><text:a xlink:href="#__RefHeading__49_117254275" office:target-frame-name="_top" xlink:show="replace">9. <text:s/>Referências<text:tab/>10</text:a></text:p>
        </text:index-body>
      </text:table-of-content>
      <text:h text:style-name="P126" text:outline-level="1"><text:bookmark-start text:name="__RefHeading__9_117254275"/>Introdução<text:bookmark-end text:name="__RefHeading__9_117254275"/></text:h>
      <text:p text:style-name="P127">&lt;O capítulo de introdução deve apresentar uma descrição do sistema, apontando seu principal objetivo, e uma breve descrição do que será encontrado no documento.&gt;</text:p>
      <text:p text:style-name="P128">Este documento especifica os casos de uso e requisitos<text:s/>não-funcionais (RNFs) do projeto intitulado<text:s/><text:span text:style-name="T129">Reciclagens Frizzo</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Título2" text:outline-level="2"><text:bookmark-start text:name="__RefHeading__11_117254275"/>Descrição do sistema<text:bookmark-end text:name="__RefHeading__11_117254275"/></text:h>
      <text:p text:style-name="P130"><text:span text:style-name="T131">O funcionamento do sistema consiste em gerenciar uma empresa recicladora de materiais recicláveis. Ele será capaz de gerenciar cadastro de fornecedores, produtos, estoque, clientes, compras, vendas, cargas, motoristas e funcionários.</text:span></text:p>
      <text:p text:style-name="P132">Também<text:s/>será possível gerenciar as compras de materiais com seus respectivos fornecedores, preços, quantidade e tipo do material. Existira uma base de dados que irá conter todas essas informações atreladas a cada fornecedor, para que seja possível gerar alguns relatórios a respeito da situação do fornecedor, como seus débitos e total entregue (vendido), podendo emitir um recibo da venda em ocasião ou do total entregue em um determinado período de tempo. A cada compra realizada o sistema deverá atualizar o estoque.</text:p>
      <text:p text:style-name="P133">O sistema deverá gerenciar todos os clientes, nos quais será armazenado o total vendido, medido em toneladas ou Kg, preço unitário e o preço total, nome do cliente.</text:p>
      <text:p text:style-name="P134">O sistema deverá gerenciar um cadastro de produtos, armazenando bem como o tipo do material, que também servirá de nome e seu preço.</text:p>
      <text:p text:style-name="P135">O sistema deverá gerenciar o estoque da empresa, contendo informações como a quantidade de produtos estocados, medidos em toneladas ou Kg, separados por seu tipo.</text:p>
      <text:p text:style-name="P136">O sistema deverá gerenciar as vendas de materiais,<text:s/>bem como o tipo de material vendido, preço e o cliente. O sistema deverá armazenar informações como nome do cliente, total vendido de materiais, preço unitário, preço total, número da nota fiscal, data da venda. Caso seja necessário o pagamento de frete, será armazenado os dados do motorista, veículo e valores. O sistema também poderá gerar relatórios de venda. A cada venda realizada, é importante que o estoque seja atualizado.</text:p>
      <text:p text:style-name="P137"><text:span text:style-name="T138">O sistema contará com uma base de dados para motoristas, armazenando informações</text:span><text:span text:style-name="T139"><text:s/>básicas, como nome (ou apelido) e placa do veículo.</text:span></text:p>
      <text:h text:style-name="Título2" text:outline-level="2"><text:bookmark-start text:name="__RefHeading__13_117254275"/>Objetivo do sistema<text:bookmark-end text:name="__RefHeading__13_117254275"/></text:h>
      <text:p text:style-name="P140">O objetivo do sistema tem como a organização dos dados de todas as operações que a empresa realiza, tornando assim o trabalho operacional mais rápido e eficiente.</text:p>
      <text:h text:style-name="Título2" text:outline-level="2"><text:bookmark-start text:name="__RefHeading__17_117254275"/>Convenções, termos e<text:s/>abreviações<text:bookmark-end text:name="__RefHeading__17_117254275"/></text:h>
      <text:p text:style-name="P141">A correta interpretação deste documento exige o conhecimento de algumas convenções, termos específicos e abreviações, que são descritos a seguir.</text:p>
      <text:h text:style-name="Título3" text:outline-level="3"><text:bookmark-start text:name="_Ref53484034"/><text:bookmark-start text:name="__RefHeading__19_117254275"/>Identificação dos<text:s/><text:bookmark-end text:name="_Ref53484034"/>casos de uso<text:bookmark-end text:name="__RefHeading__19_117254275"/></text:h>
      <text:p text:style-name="P142">Os casos de uso devem ser identificados com um identificador único. A numeração inicia com o identificador [UC01] e prossegue sendo incrementada à medida que forem surgindo novos casos de uso.</text:p>
      <text:p text:style-name="P143">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soft-page-break/>
      <text:p text:style-name="P144">Para referenciar casos de uso em qualquer<text:s/>local do documento, o identificador do caso de uso é utilizado. Por exemplo, a pré-condição de um caso de uso poderia conter o seguinte texto: “Este caso de uso demanda que o usuário da aplicação esteja logado, como descrito em [UC12]”. Para referenciar um<text:s/>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 text:style-name="T145">Informações</text:span><text:s/><text:span text:style-name="T146">Avançadas</text:span><text:s/>durante seu cadastro, conforme descrito no fluxo alternativo [UC01].[FA02]”.</text:p>
      <text:h text:style-name="Título3" text:outline-level="3"><text:bookmark-start text:name="_Ref53548227"/><text:bookmark-start text:name="__RefHeading__21_117254275"/>Prioridades dos<text:s/><text:bookmark-end text:name="_Ref53548227"/>casos de uso<text:bookmark-end text:name="__RefHeading__21_117254275"/></text:h>
      <text:p text:style-name="Standard">A prioridade de<text:s/>cada caso de uso, informada nas seções 3 e 4, pode ser classificada como “essencial”, “importante” e “desejável”, de acordo com a descrição abaixo:</text:p>
      <text:list text:style-name="WW8Num3">
        <text:list-item>
          <text:p text:style-name="P147">Um caso de uso<text:s/><text:span text:style-name="T148">essencial</text:span>, se não for atendido, impede que a aplicação entre em funcionamento. Casos de uso essenciais são imprescindíveis, isto é, têm de ser implementados impreterivelmente.</text:p>
        </text:list-item>
        <text:list-item>
          <text:p text:style-name="Commarcadores">Se um caso de uso<text:s/><text:span text:style-name="T149">importante</text:span><text:s/>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marcadores">Um caso de<text:s/><text:span text:style-name="T150">desejável</text:span>, por fim, é<text:s/>aquele cuja ausência de implementação não compromete a operacionalização da aplicação, isto é, a aplicação pode funcionar de forma satisfatória mesmo sem sua implementação. Esses casos de uso podem ser deixados para versões posteriores da solução, caso não<text:s/>haja tempo hábil para implementá-los na versão que está sendo especificada.</text:p>
        </text:list-item>
      </text:list>
      <text:h text:style-name="Título1" text:outline-level="1"><text:bookmark-start text:name="__RefHeading__23_117254275"/>Lista de Requisitos<text:bookmark-end text:name="__RefHeading__23_117254275"/></text:h>
      <text:p text:style-name="P151">Abaixo encontra-se a lista de requisitos do projeto.</text:p>
      <text:list text:style-name="LFO41" text:continue-numbering="true">
        <text:list-item>
          <text:p text:style-name="P152">O sistema deve permitir o cadastro de clientes &lt;&lt;CRUD&gt;&gt;;</text:p>
        </text:list-item>
        <text:list-item>
          <text:p text:style-name="P153">O sistema deve permitir o cadastro de um<text:s/>fornecedor &lt;&lt;CRUD&gt;&gt;;</text:p>
        </text:list-item>
        <text:list-item>
          <text:p text:style-name="P154">O sistema deve permitir o cadastro de um produto &lt;&lt;CRUD&gt;&gt;;</text:p>
        </text:list-item>
        <text:list-item>
          <text:p text:style-name="P155">O sistema deve permitir o cadastro de funcionários &lt;CRUD&gt;&gt;;</text:p>
        </text:list-item>
        <text:list-item>
          <text:p text:style-name="P156">O sistema deve permitir o cadastro de motoristas &lt;&lt;CRUD&gt;&gt;;</text:p>
        </text:list-item>
        <text:list-item>
          <text:p text:style-name="P157">O sistema deve permitir a emissão de recibo de venda para<text:s/>o<text:s/>cliente;</text:p>
        </text:list-item>
        <text:list-item>
          <text:p text:style-name="P158">O sistema deve permitir atualizar o estoque da empresa;</text:p>
        </text:list-item>
        <text:list-item>
          <text:p text:style-name="P159">O sistema deve permitir o cadastro de cargas vendidas;</text:p>
        </text:list-item>
        <text:list-item>
          <text:p text:style-name="P160">O sistema deve permitir o a empresa realizar a venda de materiais;</text:p>
        </text:list-item>
        <text:list-item>
          <text:p text:style-name="P161">O sistema deve permitir a gerar relatório de venda;</text:p>
        </text:list-item>
        <text:list-item>
          <text:p text:style-name="P162">O sistema deve permitir a atualização de estoque após venda;</text:p>
        </text:list-item>
        <text:list-item>
          <text:p text:style-name="P163">O sistema deve permitir o a empresa realizar a compra de materiais;</text:p>
        </text:list-item>
        <text:list-item>
          <text:p text:style-name="P164">O sistema deve permitir a atualização do estoque após compra;</text:p>
        </text:list-item>
        <text:list-item>
          <text:p text:style-name="P165">O sistema deve permitir a geração de relatório de compra;</text:p>
        </text:list-item>
      </text:list>
      <text:p text:style-name="P166"/>
      <text:h text:style-name="Título1" text:outline-level="1"><text:bookmark-start text:name="__RefHeading__939_1047580196"/>Atores<text:bookmark-end text:name="__RefHeading__939_1047580196"/></text:h>
      <text:p text:style-name="P167">A tabela abaixo descreve brevemente cada ator da aplicação.</text:p>
      <text:p text:style-name="P16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style-name="Table169">
        <table:table-columns>
          <table:table-column table:style-name="TableColumn170"/>
          <table:table-column table:style-name="TableColumn171"/>
        </table:table-columns>
        <table:table-row table:style-name="TableRow172">
          <table:table-cell table:style-name="TableCell173">
            <text:p text:style-name="P174">Ator</text:p>
          </table:table-cell>
          <table:table-cell table:style-name="TableCell175">
            <text:p text:style-name="P176">Descrição</text:p>
          </table:table-cell>
        </table:table-row>
        <table:table-row table:style-name="TableRow177">
          <table:table-cell table:style-name="TableCell178">
            <text:p text:style-name="P179">&lt;Indique o nome do ator&gt;</text:p>
          </table:table-cell>
          <table:table-cell table:style-name="TableCell180">
            <text:p text:style-name="P181">&lt;Apresente uma breve descrição do ator. Se o ator for uma generalização de um conjunto de atores, isso deve ser indicado.&gt;</text:p>
          </table:table-cell>
        </table:table-row>
        <table:table-row table:style-name="TableRow182">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
          </table:table-cell>
          <table:table-cell table:style-name="TableCell190">
            <text:p text:style-name="P191"/>
          </table:table-cell>
        </table:table-row>
      </table:table>
      <text:h text:style-name="Título1" text:outline-level="1"><text:bookmark-start text:name="__RefHeading__25_117254275"/>Casos de Uso<text:bookmark-end text:name="__RefHeading__25_117254275"/></text:h>
      <text:p text:style-name="P192">&lt;&lt;colocar uma referência<text:s/>bibliográfica explicando o que é um diagrama de caso de uso. Sucinta. Máximo 150 palavras&gt;&gt;</text:p>
      <text:p text:style-name="P193">&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94"><text:bookmark-start text:name="__RefHeading__27_117254275"/>Diagrama de Caso de Uso <text:s/>- <text:s/>&lt;&lt;nome do projeto&gt;&gt;<text:bookmark-end text:name="__RefHeading__27_117254275"/></text:p>
      <text:p text:style-name="P195">Essa seção apresenta todos os requisitos funcionais da aplicação, especificados como casos de uso.</text:p>
      <text:p text:style-name="P196">&lt;Adicionar o caso de uso (figura) completo da aplicação&gt;</text:p>
      <text:p text:style-name="P197"/>
      <text:p text:style-name="P198"/>
      <text:p text:style-name="P199"/>
      <text:p text:style-name="P200"/>
      <text:p text:style-name="P201"><text:span text:style-name="T202">&lt;Repetir a estrutura para cada CASO DE USO.&gt;</text:span></text:p>
      <text:p text:style-name="P203"><text:bookmark-start text:name="RFXX001"/><text:bookmark-start text:name="__RefHeading__29_117254275"/><text:span text:style-name="T204">[UC01]</text:span><text:span text:style-name="T205"><text:s/></text:span><text:bookmark-end text:name="RFXX001"/><text:span text:style-name="T206">&lt;Incluir ao lado do identificador um nome para o caso de uso&gt;</text:span><text:bookmark-end text:name="__RefHeading__29_117254275"/></text:p>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Prioridade:</text:p>
          </table:table-cell>
          <table:table-cell table:style-name="TableCell218">
            <text:p text:style-name="P219"><text:bookmark-start text:name="__Fieldmark__447_1899005756"/><text:bookmark-end text:name="__Fieldmark__447_1899005756"/></text:p>
          </table:table-cell>
          <table:table-cell table:style-name="TableCell220">
            <text:p text:style-name="P221">Essencial</text:p>
          </table:table-cell>
          <table:table-cell table:style-name="TableCell222">
            <text:p text:style-name="P223"><text:bookmark-start text:name="__Fieldmark__455_1899005756"/><text:bookmark-end text:name="__Fieldmark__455_1899005756"/></text:p>
          </table:table-cell>
          <table:table-cell table:style-name="TableCell224">
            <text:p text:style-name="P225">Importante</text:p>
          </table:table-cell>
          <table:table-cell table:style-name="TableCell226">
            <text:p text:style-name="P227"><text:bookmark-start text:name="__Fieldmark__463_1899005756"/><text:bookmark-end text:name="__Fieldmark__463_1899005756"/></text:p>
          </table:table-cell>
          <table:table-cell table:style-name="TableCell228">
            <text:p text:style-name="P229">Desejável</text:p>
          </table:table-cell>
        </table:table-row>
        <table:table-row table:style-name="TableRow230">
          <table:table-cell table:style-name="TableCell231">
            <text:p text:style-name="P232">Ator(es):</text:p>
          </table:table-cell>
          <table:table-cell table:style-name="TableCell233" table:number-columns-spanned="6">
            <text:p text:style-name="P234">&lt;Informe os atores que irão interagir com este caso de uso.&gt;</text:p>
          </table:table-cell>
          <table:covered-table-cell/>
          <table:covered-table-cell/>
          <table:covered-table-cell/>
          <table:covered-table-cell/>
          <table:covered-table-cell/>
        </table:table-row>
      </table:table>
      <text:p text:style-name="P235"><text:span text:style-name="T236">&lt;Para preencher a prioridade do caso de uso, dê dois cliques no quadrado<text:s/></text:span><text:span text:style-name="T237">ao lado da prioridade desejada e, no diálogo que surgir, selecione a opção<text:s/></text:span><text:span text:style-name="T238">Checked</text:span><text:span text:style-name="T239">.&gt;</text:span></text:p>
      <text:p text:style-name="P240"/>
      <text:p text:style-name="P241"><text:span text:style-name="T242">Descrição:<text:s/></text:span><text:span text:style-name="T243">&lt;Forneça uma pequena explicação do propósito do caso de uso (útil quando o nome do caso de uso não deixa suficientemente claro qual é o seu objetivo).&gt;</text:span></text:p>
      <text:p text:style-name="P244"><text:span text:style-name="T245">Pré-con</text:span><text:span text:style-name="T246">dições:<text:s/></text:span><text:span text:style-name="T247">&lt;Liste cada pré-condição deste caso de uso (estado em que a aplicação deve estar ou um fator externo necessário para que o caso de uso possa ser realizado).&gt;</text:span></text:p>
      <text:p text:style-name="P248"><text:span text:style-name="T249">Pós-condições:<text:s/></text:span><text:span text:style-name="T250">&lt;Liste todas as pós-condições deste caso de uso (lista de possíveis estados</text:span><text:span text:style-name="T251"><text:s/>em que a aplicação pode ficar imediatamente após o término da execução do caso de uso, ou alteração de um fator externo à aplicação).&gt;</text:span></text:p>
      <text:p text:style-name="P252"/>
      <text:p text:style-name="P253">Fluxo principal</text:p>
      <text:p text:style-name="P254"><text:span text:style-name="T255">&lt;Descreva, passo a passo, o que os atores e a aplicação faz neste caso de uso. Também deverão ser descr</text:span><text:span text:style-name="T256">itas as regras de negócio específicas para este caso de uso, quando houver. Quando este caso de uso incluir outro, utilize a palavra<text:s/></text:span><text:span text:style-name="T257">&lt;&lt;Include&gt;&gt;.</text:span><text:span text:style-name="T258"><text:s/>Para estender, deve-se utilizar a palavra<text:s/></text:span><text:span text:style-name="T259">&lt;&lt;Extend&gt;&gt;.</text:span><text:span text:style-name="T260"><text:s/>Um determinado passo pode, em determinada condição, faze</text:span><text:span text:style-name="T261">r referência a um fluxo alternativo ou de erro.&gt;</text:span></text:p>
      <text:list text:style-name="WW8Num36">
        <text:list-item text:start-value="1">
          <text:p text:style-name="P262">fshdjfhksdaj fskdahfksdfhksdfsasa [UC006] &lt;&lt;extend&gt;&gt;</text:p>
        </text:list-item>
        <text:list-item>
          <text:p text:style-name="P263">fjsdhfsfkfsda [FA001]</text:p>
        </text:list-item>
        <text:list-item>
          <text:p text:style-name="P264">djfhfakshffsa [FE001]</text:p>
        </text:list-item>
      </text:list>
      <text:p text:style-name="P265"><text:span text:style-name="T266">&lt;Opcionalmente, podem ser apresentados esboços das telas da aplicação que forem necessários ou convenientes pa</text:span><text:span text:style-name="T267">ra o esclarecimento do caso de uso.</text:span><text:span text:style-name="T268"><text:s/></text:span><text:span text:style-name="T269">Se você utilizar esboços de telas, use legendas (com nomes e/ou números) para identificar cada tela. Ao descrever os fluxos de eventos dos casos de uso, esses identificadores de telas podem ser referenciados.&gt;</text:span></text:p>
      <text:p text:style-name="P270"/>
      <text:p text:style-name="P271">Fluxos<text:s/>alternativos</text:p>
      <text:p text:style-name="P272">[FA 001]</text:p>
      <text:p text:style-name="P273">&lt;Descreva cada fluxo alternativo possível para este caso de uso, detalhando os passos a serem seguidos. Um fluxo alternativo modela uma seqüência que foge ao fluxo principal, descrito mais acima, mas que não é um erro.&gt;</text:p>
      <text:list text:style-name="WW8Num24">
        <text:list-item text:start-value="1">
          <text:p text:style-name="P274">fsdalfsafsa</text:p>
        </text:list-item>
        <text:list-item>
          <text:p text:style-name="P275">fsdafsfsa</text:p>
        </text:list-item>
      </text:list>
      <text:p text:style-name="Standard"/>
      <text:p text:style-name="P276"/>
      <text:p text:style-name="P277"/>
      <text:p text:style-name="P278">Fluxos de erro</text:p>
      <text:p text:style-name="P279">[FE 001]</text:p>
      <text:p text:style-name="P280">&lt;Descreva os passos a serem seguidos para cada situação de erro identificada para este caso de uso. Erros podem envolver falha na comunicação via rede, entrada de dados inválidos, etc.&gt;</text:p>
      <text:p text:style-name="Standard"/>
      <text:h text:style-name="Título2" text:outline-level="2"><text:bookmark-start text:name="__RefHeading__31_117254275"/>Análise textual.<text:bookmark-end text:name="__RefHeading__31_117254275"/></text:h>
      <text:p text:style-name="P281">&lt;&lt;colocar uma referência bibliográfica explicando o que é uma análise textual. Sucinta. Máximo 150 palavras&gt;&gt;</text:p>
      <text:p text:style-name="P282">Apresente a análise textual. Esta tabela o ajudará no diagrama de classes.</text:p>
      <text:p text:style-name="P283">A tabela abaixo descreve quais <text:s/>cada ator da aplicação.</text:p>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Identificador</text:p>
            <text:p text:style-name="Tableheader"><text:s/>do Caso de Uso</text:p>
          </table:table-cell>
          <table:table-cell table:style-name="TableCell291">
            <text:p text:style-name="P292">Substantivos encontrados</text:p>
          </table:table-cell>
          <table:table-cell table:style-name="TableCell293">
            <text:p text:style-name="P294">Verbos Encontrados</text:p>
          </table:table-cell>
        </table:table-row>
        <table:table-row table:style-name="TableRow295">
          <table:table-cell table:style-name="TableCell296">
            <text:p text:style-name="P297">&lt;Indique o código do caso de uso&gt;</text:p>
          </table:table-cell>
          <table:table-cell table:style-name="TableCell298">
            <text:p text:style-name="P299">&lt;coloque os substantivos encontrados no caso de uso, separe-os por vírgula&gt;</text:p>
          </table:table-cell>
          <table:table-cell table:style-name="TableCell300">
            <text:p text:style-name="P301">&lt;coloque os verbos <text:s/>encontrados no caso de uso, separe-os por vírgula&gt;</text:p>
          </table:table-cell>
        </table:table-row>
        <table:table-row table:style-name="TableRow302">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
          </table:table-cell>
          <table:table-cell table:style-name="TableCell312">
            <text:p text:style-name="P313"/>
          </table:table-cell>
          <table:table-cell table:style-name="TableCell314">
            <text:p text:style-name="P315"/>
          </table:table-cell>
        </table:table-row>
      </table:table>
      <text:p text:style-name="Standard"/>
      <text:h text:style-name="Título1" text:outline-level="1"><text:bookmark-start text:name="__RefHeading__33_117254275"/>Pacotes<text:bookmark-end text:name="__RefHeading__33_117254275"/></text:h>
      <text:p text:style-name="P316">&lt;&lt;colocar uma<text:s/>referência bibliográfica explicando o que é um diagrama de pacotes. Sucinta. Máximo 150 palavras&gt;&gt;</text:p>
      <text:p text:style-name="P317">&lt;Não deixe de apresentar a explicação do que cada pacote contém, deixando claro quais pacotes oferecem quais serviços. Não se esqueça de verificar as dependências após o diagrama de classe estar concluído.&gt;</text:p>
      <text:p text:style-name="P318"><text:bookmark-start text:name="__RefHeading__35_117254275"/>Diagrama de Pacote - &lt;&lt;nome do projeto&gt;&gt;<text:bookmark-end text:name="__RefHeading__35_117254275"/></text:p>
      <text:p text:style-name="P319">Nesta seção, será apresentado o diagrama de pacotes da aplicação. Esta visão em pacotes pretende apresentar somente uma separação “lógica” dos serviços da aplicação,<text:s/>no esforço de obter o máximo de reuso e flexibilidade de cada serviço. Não será apresentada uma visão arquitetural em camadas da aplicação.</text:p>
      <text:p text:style-name="P320">&lt;Adicionar o diagrama de pacotes (figura) completo da aplicação&gt;</text:p>
      <text:soft-page-break/>
      <text:p text:style-name="P321"><text:span text:style-name="T322">&lt;Repetir a estrutura para cada pacote.&gt;</text:span></text:p>
      <text:p text:style-name="P323"><text:bookmark-start text:name="__RefHeading__37_117254275"/>&lt;Nome do Pacote 1&gt;<text:bookmark-end text:name="__RefHeading__37_117254275"/></text:p>
      <text:p text:style-name="P324">&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Título1" text:outline-level="1"><text:bookmark-start text:name="__RefHeading__39_117254275"/>Classes<text:bookmark-end text:name="__RefHeading__39_117254275"/></text:h>
      <text:p text:style-name="P325">&lt;&lt;colocar uma referência bibliográfica explicando o que é um diagrama de classes. Sucinta. Máximo 150 palavras&gt;&gt;</text:p>
      <text:p text:style-name="P326">&lt;Não esqueça de<text:s/>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327"><text:bookmark-start text:name="__RefHeading__41_117254275"/>Diagrama de Classes - &lt;&lt;nome do projeto&gt;&gt;<text:bookmark-end text:name="__RefHeading__41_117254275"/></text:p>
      <text:p text:style-name="P328">Nesta seção, será apresentado o diagrama de classes da aplicação. A visão escolhida para o diagrama de classes é focada na persistência dos objetos, primando por um projeto flexível e de fácil extensão/manutenção.</text:p>
      <text:p text:style-name="P329">&lt;Adicionar o diagrama de classes (figura) completo da aplicação&gt;</text:p>
      <text:p text:style-name="P330">&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331"/>
      <text:h text:style-name="Título1" text:outline-level="1"><text:bookmark-start text:name="__RefHeading__43_117254275"/>Sequência<text:bookmark-end text:name="__RefHeading__43_117254275"/></text:h>
      <text:p text:style-name="P332">&lt;&lt;colocar uma<text:s/>referência bibliográfica explicando o que é um diagrama de seqüência. Sucinta. Máximo 150 palavras&gt;&gt;</text:p>
      <text:p text:style-name="P333"/>
      <text:p text:style-name="P334"><text:span text:style-name="T335">&lt;Repetir a estrutura para cada diagrama de sequência. Lembrando que cada operação do CRUD possui um diagrama diferente.&gt;</text:span></text:p>
      <text:p text:style-name="P336"><text:bookmark-start text:name="__RefHeading__45_117254275"/>Diagrama de Sequência - &lt;&lt;código<text:s/>do caso de uso&gt;&gt;<text:bookmark-end text:name="__RefHeading__45_117254275"/></text:p>
      <text:p text:style-name="P337">&lt;Adicionar o diagrama de seqüência (figura) de cada caso de uso&gt;</text:p>
      <text:p text:style-name="P338"/>
      <text:h text:style-name="Título1" text:outline-level="1"><text:bookmark-start text:name="__RefHeading__47_117254275"/>Decisões de projeto<text:bookmark-end text:name="__RefHeading__47_117254275"/></text:h>
      <text:p text:style-name="P339">&lt;Explicar pontos mais complexos do projeto justificando as tomadas de decisão. Ex: Porque foi utilizado Interface e não classe abstrata e/ou vice e<text:s/>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340"/>
      <text:h text:style-name="Título1" text:outline-level="1"><text:bookmark-start text:name="_Ref471394537"/><text:bookmark-start text:name="__RefHeading__49_117254275"/><text:soft-page-break/>Referências<text:bookmark-end text:name="_Ref471394537"/><text:bookmark-end text:name="__RefHeading__49_117254275"/></text:h>
      <text:p text:style-name="P341">Nesta seção, são apresentadas as referências utilizadas para a elaboração deste documento.</text:p>
      <text:p text:style-name="P342">&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343">ORIENTAÇÕES GERAIS</text:p>
      <text:list text:style-name="WW8Num20">
        <text:list-item text:start-value="1">
          <text:p text:style-name="P344">Não será aceita a citação do próprio material de aula como referência bibliográfica.</text:p>
        </text:list-item>
        <text:list-item>
          <text:p text:style-name="P345">A formatação do documento é parte integrante da correção. Siga o formato indicado.</text:p>
        </text:list-item>
        <text:list-item>
          <text:p text:style-name="P346">Você deverá entregar na data combinada em<text:s/>sala de aula os seguintes documentos: Este original no formato .doc, um documento na versão .pdf e um documento impresso. Todos devem estar FORMATADOS e LEGÍVEIS.</text:p>
        </text:list-item>
        <text:list-item>
          <text:p text:style-name="P347">Deverá ser entregue as fontes dos diagramas na ferramenta de modelagem utilizada (com todos<text:s/>os diagramas criados), e as fontes do protótipo em linguagem Java.</text:p>
        </text:list-item>
        <text:list-item>
          <text:p text:style-name="P348">Todas as versões impressas utilizadas nos marcos para correções deverão ser entregues no prazo previsto. Caso contrário a versão final NÃO SERÁ CORRIGIDA.</text:p>
        </text:list-item>
        <text:list-item>
          <text:p text:style-name="P349">As tarefas deverão ser entregues no prazo combinado e disponibilizado via moodle. Cada tarefa atrasada será recebida, no entanto, com valor 50% menor ao valor correspondente da entrega.</text:p>
        </text:list-item>
        <text:list-item>
          <text:p text:style-name="P350">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351">Você deverá apresentar ao menos uma classe “CRUD” funcionando. O que significa dizer que deverá permitir a inclusão, alteração, exclusão e TRÊS formas de consulta.</text:p>
        </text:list-item>
        <text:list-item>
          <text:p text:style-name="P352">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353">Os diagramas de sequência<text:s/>devem ser feitos para cada um dos métodos com exceção de métodos GET e SET.</text:p>
        </text:list-item>
      </text:list>
      <text:p text:style-name="P354"/>
      <text:p text:style-name="P355"/>
      <text:p text:style-name="P356"/>
      <text:p text:style-name="P357"/>
      <text:p text:style-name="P358">CRITÉRIOS DE CORREÇÃO</text:p>
      <text:p text:style-name="P359"/>
      <text:p text:style-name="P360">1.1<text:tab/>DESCRIÇÃO DO SISTEMA<text:tab/>0.05</text:p>
      <text:p text:style-name="P361">1.2<text:tab/>OBJETIVO DO SISTEMA<text:tab/>0.10</text:p>
      <text:p text:style-name="P362">1.3<text:tab/>SISTEMAS SIMILARES<text:tab/>0.10</text:p>
      <text:p text:style-name="P363">1.4<text:tab/>CONVENÇÕES, TERMOS E ABREVIAÇÕES<text:tab/>0.0 – Foi determinado pelo<text:s/>professor</text:p>
      <text:p text:style-name="P364">Total: 0.25</text:p>
      <text:p text:style-name="P365">2.<text:tab/>ATORES<text:tab/><text:s/>0.25</text:p>
      <text:p text:style-name="P366"><text:tab/>Listagem dos Requisitos 0.25</text:p>
      <text:p text:style-name="P367"><text:tab/>Matriz de Rastreabilidade 0.75</text:p>
      <text:p text:style-name="P368">Total: 0.25</text:p>
      <text:p text:style-name="P369"/>
      <text:p text:style-name="P370">3.<text:tab/>ATORES<text:tab/><text:s/>0.5</text:p>
      <text:p text:style-name="P371"><text:tab/>Se estiver descrito corretamente. Os atores devem estar contemplados no diagrama de caso de uso e nas suas respectivas descrições</text:p>
      <text:p text:style-name="P372">Total: 0.5</text:p>
      <text:p text:style-name="P373"/>
      <text:p text:style-name="P374">4.<text:tab/>CASOS DE USO<text:tab/></text:p>
      <text:p text:style-name="P375">Diagrama de Caso de Uso - &lt;&lt;nome do projeto&gt;&gt;<text:tab/>1.0</text:p>
      <text:p text:style-name="P376"><text:tab/>Se estiver correto e condizente com a descrição e objetivos do sistema.</text:p>
      <text:p text:style-name="P377">[UC01] &lt;Incluir ao lado do identificador um nome para o caso de uso&gt;<text:tab/>1.0</text:p>
      <text:p text:style-name="P378">A correção de todos os casos<text:s/>de uso com suas descrições.</text:p>
      <text:p text:style-name="P379">4.1<text:tab/>ANÁLISE TEXTUAL.<text:tab/><text:s/>0.5</text:p>
      <text:p text:style-name="P380">Total: 2.5</text:p>
      <text:p text:style-name="P381"/>
      <text:p text:style-name="P382">5.<text:tab/>PACOTES<text:tab/></text:p>
      <text:p text:style-name="P383">Diagrama de Pacote - &lt;&lt;nome do projeto&gt;&gt;<text:tab/>0.5</text:p>
      <text:p text:style-name="P384"><text:tab/>Se estiver correto e condizente com a descrição e objetivos do sistema. A correção compreende também a descrição dos serviços dos pacotes de forma correta.</text:p>
      <text:p text:style-name="P385">Total: 0.5</text:p>
      <text:p text:style-name="P386"/>
      <text:p text:style-name="P387">6.<text:tab/>CLASSES<text:tab/>2.0</text:p>
      <text:p text:style-name="P388"><text:tab/>Se estiver correto e condizente com os casos de uso e com os pacotes.</text:p>
      <text:p text:style-name="P389">Total: 2.0</text:p>
      <text:p text:style-name="P390"/>
      <text:p text:style-name="P391">7.<text:tab/>SEQÜÊNCIA <text:s text:c="4"/>1.0</text:p>
      <text:p text:style-name="P392"><text:tab/>Se estiver correto e condizente com a descrição dos casos de uso.</text:p>
      <text:p text:style-name="P393">Total: 1.0</text:p>
      <text:p text:style-name="P394"/>
      <text:p text:style-name="P395">7.<text:tab/>DECISÕES DE<text:s/>PROJETO<text:tab/>0.5</text:p>
      <text:p text:style-name="P396">Se estiver bem explicado, fundamentado (recomenda-se utilizar alguma referência bibliográfica), com parte do diagrama de classe e código correspondente para cada explicação.</text:p>
      <text:soft-page-break/>
      <text:p text:style-name="P397">Total: 0.5</text:p>
      <text:p text:style-name="P398"/>
      <text:p text:style-name="P399">8. <text:s text:c="7"/>Protótipo das Interfaces do Sistema 1.0</text:p>
      <text:p text:style-name="P400">Se forem<text:s/>criados os protótipos e indicada a navegação entre as telas com explicações necessárias.</text:p>
      <text:p text:style-name="P401">Total: 1.0</text:p>
      <text:p text:style-name="P402"/>
      <text:p text:style-name="P403">9. <text:s text:c="7"/>Implementação de um protótipo em Java 1.5</text:p>
      <text:p text:style-name="P404"><text:tab/>Implementação de código correspondente aos diagramas especificados. Código pode ser <text:s/>similar aos estudos de caso vistos em sala de aula.</text:p>
      <text:p text:style-name="P405">Total: 1.5</text:p>
      <text:p text:style-name="P406"/>
      <text:p text:style-name="P407">10.<text:tab/>REFERÊNCIAS 0.0</text:p>
      <text:p text:style-name="P408"><text:tab/>PERDERÁ 1.0 a equipe que não apresentar as explicações sucintas mencionadas antes de cada diagrama, bem como as referencias bibliográficas utilizadas no trabalho.</text:p>
      <text:p text:style-name="P409"/>
      <text:p text:style-name="P410"/>
      <text:p text:style-name="P411"/>
      <text:p text:style-name="P412">SE HOUVER INDÍCIO DE<text:s/>QUE O TRABALHO FOI COPIADO, em quaisquer de suas partes, SEU VALOR SERÁ CONSIDERADO 0.0 para efeitos de cálculo de média final. JUSTIFIQUE E REFERENCIE qualquer decisão tomada. Discuta com os colegas, mas faça o seu trabalho.</text:p>
      <text:p text:style-name="P4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8 3 3 6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fo:background-color="#F2F2F2"/>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in"/>
      <style:text-properties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fo:margin-bottom="0in"/>
      <style:text-properties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fo:margin-bottom="0in"/>
      <style:text-properties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in"/>
      <style:text-properties fo:hyphenate="false"/>
    </style:style>
    <style:style style:name="Título6" style:display-name="Título 6" style:family="paragraph" style:parent-style-name="Standard" style:next-style-name="Standard" style:default-outline-level="6">
      <style:paragraph-properties fo:margin-top="0.1666in" fo:margin-bottom="0in"/>
      <style:text-properties fo:hyphenate="false"/>
    </style:style>
    <style:style style:name="Título7" style:display-name="Título 7" style:family="paragraph" style:parent-style-name="Standard" style:next-style-name="Standard" style:default-outline-level="7">
      <style:paragraph-properties fo:margin-top="0.1666in" fo:margin-bottom="0in"/>
      <style:text-properties fo:hyphenate="false"/>
    </style:style>
    <style:style style:name="Título8" style:display-name="Título 8" style:family="paragraph" style:parent-style-name="Standard" style:next-style-name="Standard" style:default-outline-level="8">
      <style:paragraph-properties fo:margin-top="0.1666in" fo:margin-bottom="0in"/>
      <style:text-properties fo:font-size="10pt" style:font-size-asian="10pt" fo:hyphenate="false"/>
    </style:style>
    <style:style style:name="Título9" style:display-name="Título 9" style:family="paragraph" style:parent-style-name="Standard" style:next-style-name="Standard" style:default-outline-level="9">
      <style:paragraph-properties fo:margin-top="0.1666in" fo:margin-bottom="0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top="0in"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Rodapé" style:display-name="Rodapé" style:family="paragraph" style:parent-style-name="Standard">
      <style:paragraph-properties fo:margin-top="0in"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fo:margin-bottom="0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next-style-name="Standard">
      <style:paragraph-properties fo:text-align="start" fo:margin-top="0in" fo:margin-bottom="0in" fo:margin-left="0.1666in">
        <style:tab-stops>
          <style:tab-stop style:type="left" style:position="0.4923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Título1" style:next-style-name="Standard" style:list-style-name="WW8Num23"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Título2" style:next-style-name="Standard" style:list-style-name="WW8Num21"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ParágrafodaLista" style:display-name="Parágrafo da Lista" style:family="paragraph" style:parent-style-name="Normal">
      <style:paragraph-properties fo:widows="2" fo:orphans="2"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7" style:display-name="WW8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6LVL1" style:family="text">
      <style:text-properties style:font-name="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number text:level="1" style:num-suffix="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2LVL1" style:family="text">
      <style:text-properties style:font-name="Symbol"/>
    </style:style>
    <style:style style:name="WW_CharLFO22LVL2" style:family="text">
      <style:text-properties style:font-name="Arial" fo:font-weight="bold" style:font-weight-asian="bold" fo:font-style="normal" style:font-style-asian="normal"/>
    </style:style>
    <text:list-style style:name="WW8Num21" style:display-name="WW8Num21">
      <text:list-level-style-bullet text:level="1" text:style-name="WW_CharLFO22LVL1" text:bullet-char="">
        <style:list-level-properties text:space-before="0.0784in" text:min-label-width="0.0784in" text:list-level-position-and-space-mode="label-alignment">
          <style:list-level-label-alignment text:label-followed-by="listtab" fo:margin-left="0.1569in" fo:text-indent="-0.0784in"/>
        </style:list-level-properties>
        <style:text-properties style:font-name="Symbol"/>
      </text:list-level-style-bullet>
      <text:list-level-style-number text:level="2" text:style-name="WW_CharLFO22LVL2" style:num-format="A" style:num-letter-sync="true">
        <style:list-level-properties text:space-before="0.0784in" text:min-label-width="0.4in" text:list-level-position-and-space-mode="label-alignment">
          <style:list-level-label-alignment text:label-followed-by="listtab" fo:margin-left="0.4784in" fo:text-indent="-0.4in"/>
        </style:list-level-properties>
      </text:list-level-style-number>
      <text:list-level-style-number text:level="3" style:num-format="1" text:display-levels="3">
        <style:list-level-properties text:space-before="0.0784in" text:min-label-width="0.5in" text:list-level-position-and-space-mode="label-alignment">
          <style:list-level-label-alignment text:label-followed-by="listtab" fo:margin-left="0.5784in" fo:text-indent="-0.5in"/>
        </style:list-level-properties>
      </text:list-level-style-number>
      <text:list-level-style-number text:level="4" style:num-format="1" text:display-levels="4">
        <style:list-level-properties text:space-before="0.0784in" text:min-label-width="0.6in" text:list-level-position-and-space-mode="label-alignment">
          <style:list-level-label-alignment text:label-followed-by="listtab" fo:margin-left="0.6784in" fo:text-indent="-0.6in"/>
        </style:list-level-properties>
      </text:list-level-style-number>
      <text:list-level-style-number text:level="5" style:num-format="1" text:display-levels="5">
        <style:list-level-properties text:space-before="0.0784in" text:min-label-width="0.7in" text:list-level-position-and-space-mode="label-alignment">
          <style:list-level-label-alignment text:label-followed-by="listtab" fo:margin-left="0.7784in" fo:text-indent="-0.7in"/>
        </style:list-level-properties>
      </text:list-level-style-number>
      <text:list-level-style-number text:level="6" style:num-format="1" text:display-levels="6">
        <style:list-level-properties text:space-before="0.0784in" text:min-label-width="0.8in" text:list-level-position-and-space-mode="label-alignment">
          <style:list-level-label-alignment text:label-followed-by="listtab" fo:margin-left="0.8784in" fo:text-indent="-0.8in"/>
        </style:list-level-properties>
      </text:list-level-style-number>
      <text:list-level-style-number text:level="7" style:num-format="1" text:display-levels="7">
        <style:list-level-properties text:space-before="0.0784in" text:min-label-width="0.9in" text:list-level-position-and-space-mode="label-alignment">
          <style:list-level-label-alignment text:label-followed-by="listtab" fo:margin-left="0.9784in" fo:text-indent="-0.9in"/>
        </style:list-level-properties>
      </text:list-level-style-number>
      <text:list-level-style-number text:level="8" style:num-format="1" text:display-levels="8">
        <style:list-level-properties text:space-before="0.0784in" text:min-label-width="1in" text:list-level-position-and-space-mode="label-alignment">
          <style:list-level-label-alignment text:label-followed-by="listtab" fo:margin-left="1.0784in" fo:text-indent="-1in"/>
        </style:list-level-properties>
      </text:list-level-style-number>
      <text:list-level-style-number text:level="9" style:num-format="1" text:display-levels="9">
        <style:list-level-properties text:space-before="0.0784in" text:min-label-width="1.1in" text:list-level-position-and-space-mode="label-alignment">
          <style:list-level-label-alignment text:label-followed-by="listtab" fo:margin-left="1.1784in" fo:text-indent="-1.1in"/>
        </style:list-level-properties>
      </text:list-level-style-number>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22" style:display-name="WW8Num22">
      <text:list-level-style-bullet text:level="1" text:style-name="WW_CharLFO2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Arial" fo:font-weight="bold" style:font-weight-asian="bold" fo:font-style="normal" style:font-style-asian="normal"/>
    </style:style>
    <text:list-style style:name="WW8Num23" style:display-name="WW8Num23">
      <text:list-level-style-number text:level="1" text:style-name="WW_CharLFO24LV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6LVL1" style:family="text">
      <style:text-properties style:font-name="Symbol"/>
    </style:style>
    <text:list-style style:name="WW8Num25" style:display-name="WW8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style>
    <text:list-style style:name="WW8Num26" style:display-name="WW8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7" style:display-name="WW8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8" style:display-name="WW8Num28">
      <text:list-level-style-number text:level="1" style:num-suffix="." style:num-format="1">
        <style:list-level-properties text:space-before="0.8409in" text:min-label-width="0.25in" text:list-level-position-and-space-mode="label-alignment">
          <style:list-level-label-alignment text:label-followed-by="listtab" fo:margin-left="1.0909in" fo:text-indent="-0.25in"/>
        </style:list-level-properties>
      </text:list-level-style-number>
      <text:list-level-style-number text:level="2" style:num-suffix="." style:num-format="a" style:num-letter-sync="true">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3" style:num-suffix="." style:num-format="i">
        <style:list-level-properties fo:text-align="end" text:space-before="1.9659in" text:min-label-width="0.125in" text:list-level-position-and-space-mode="label-alignment">
          <style:list-level-label-alignment text:label-followed-by="listtab" fo:margin-left="2.0909in" fo:text-indent="-0.125in"/>
        </style:list-level-properties>
      </text:list-level-style-number>
      <text:list-level-style-number text:level="4" style:num-suffix="." style:num-format="1">
        <style:list-level-properties text:space-before="2.3409in" text:min-label-width="0.25in" text:list-level-position-and-space-mode="label-alignment">
          <style:list-level-label-alignment text:label-followed-by="listtab" fo:margin-left="2.5909in" fo:text-indent="-0.25in"/>
        </style:list-level-properties>
      </text:list-level-style-number>
      <text:list-level-style-number text:level="5" style:num-suffix="." style:num-format="a" style:num-letter-sync="true">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6" style:num-suffix="." style:num-format="i">
        <style:list-level-properties fo:text-align="end" text:space-before="3.4659in" text:min-label-width="0.125in" text:list-level-position-and-space-mode="label-alignment">
          <style:list-level-label-alignment text:label-followed-by="listtab" fo:margin-left="3.5909in" fo:text-indent="-0.125in"/>
        </style:list-level-properties>
      </text:list-level-style-number>
      <text:list-level-style-number text:level="7" style:num-suffix="." style:num-format="1">
        <style:list-level-properties text:space-before="3.8409in" text:min-label-width="0.25in" text:list-level-position-and-space-mode="label-alignment">
          <style:list-level-label-alignment text:label-followed-by="listtab" fo:margin-left="4.0909in" fo:text-indent="-0.25in"/>
        </style:list-level-properties>
      </text:list-level-style-number>
      <text:list-level-style-number text:level="8" style:num-suffix="." style:num-format="a" style:num-letter-sync="true">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9" style:num-suffix="." style:num-format="i">
        <style:list-level-properties fo:text-align="end" text:space-before="4.9659in" text:min-label-width="0.125in" text:list-level-position-and-space-mode="label-alignment">
          <style:list-level-label-alignment text:label-followed-by="listtab" fo:margin-left="5.0909in" fo:text-indent="-0.125in"/>
        </style:list-level-properties>
      </text:list-level-style-number>
    </text:list-style>
    <style:style style:name="WW_CharLFO30LVL1" style:family="text">
      <style:text-properties style:font-name="Symbol"/>
    </style:style>
    <text:list-style style:name="WW8Num29" style:display-name="WW8Num29">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0" style:display-name="WW8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Symbol"/>
    </style:style>
    <text:list-style style:name="WW8Num31" style:display-name="WW8Num31">
      <text:list-level-style-bullet text:level="1" text:style-name="WW_CharLFO32LVL1" text:bullet-char="">
        <style:list-level-properties text:space-before="0in" text:min-label-width="0.0784in" text:list-level-position-and-space-mode="label-alignment">
          <style:list-level-label-alignment text:label-followed-by="listtab" fo:margin-left="0.0784in" fo:text-indent="-0.0784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8Num32" style:display-name="WW8Num32">
      <text:list-level-style-bullet text:level="1" text:style-name="WW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3" style:display-name="WW8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4" style:display-name="WW8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5" style:display-name="WW8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6" style:display-name="WW8Num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8LVL1" style:family="text">
      <style:text-properties style:font-name="Symbol"/>
    </style:style>
    <text:list-style style:name="WW8Num37" style:display-name="WW8Num37">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39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in"/>
      </style:footer-style>
    </style:page-layout>
    <style:style style:name="P2" style:parent-style-name="Cabeçalho"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9" style:parent-style-name="Cabeçalho" style:family="paragraph">
      <style:paragraph-properties fo:margin-top="0in" fo:margin-bottom="0in"/>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Cabeçalho"/>
      </style:header>
    </style:master-page>
    <style:master-page style:name="MP1" style:page-layout-name="PL1">
      <style:header>
        <text:p text:style-name="P19"/>
      </style:header>
    </style:master-page>
    <style:master-page style:next-style-name="MP1" style:name="MPF1" style:page-layout-name="PL1">
      <style:header>
        <text:p text:style-name="Cabeçalho"/>
      </style:header>
      <style:footer>
        <text:p text:style-name="Rodapé"/>
      </style:footer>
    </style:master-page>
    <style:master-page style:name="MP2" style:page-layout-name="PL2">
      <style:header>
        <text:p text:style-name="Cabeçalho"/>
      </style:header>
      <style:footer>
        <text:p text:style-name="Rodapé"/>
      </style:footer>
    </style:master-page>
    <style:master-page style:name="MP3" style:page-layout-name="PL3">
      <style:header>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oEspecificacaoFuncional</dc:title>
    <meta:initial-creator>Igor Wiese</meta:initial-creator>
    <dc:creator>Marllon Frizzo</dc:creator>
    <meta:creation-date>2011-03-18T16:43:00Z</meta:creation-date>
    <dc:date>2015-04-29T17:30:00Z</dc:date>
    <meta:print-date>2001-09-05T11:41:00Z</meta:print-date>
    <meta:template xlink:href="Normal" xlink:type="simple"/>
    <meta:editing-cycles>76</meta:editing-cycles>
    <meta:editing-duration>PT20400S</meta:editing-duration>
    <meta:user-defined meta:name="Informações 1"/>
    <meta:user-defined meta:name="Informações 2"/>
    <meta:user-defined meta:name="Informações 3"/>
    <meta:user-defined meta:name="Informações 4"/>
    <meta:document-statistic meta:page-count="12" meta:paragraph-count="42" meta:word-count="3364" meta:character-count="21489" meta:row-count="151" meta:non-whitespace-character-count="18167"/>
  </office:meta>
</office:document-meta>
</file>